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settings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meta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style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9" manifest:media-type="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"/>
  <manifest:file-entry manifest:full-path="ObjectReplacements/Object 5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70" manifest:media-type="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"/>
  <manifest:file-entry manifest:full-path="ObjectReplacements/Object 155" manifest:media-type="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1" manifest:media-type=""/>
  <manifest:file-entry manifest:full-path="ObjectReplacements/Object 10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4" manifest:media-type="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6" manifest:media-type=""/>
  <manifest:file-entry manifest:full-path="ObjectReplacements/Object 5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" manifest:media-type=""/>
  <manifest:file-entry manifest:full-path="ObjectReplacements/Object 115" manifest:media-type="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58" manifest:media-type=""/>
  <manifest:file-entry manifest:full-path="ObjectReplacements/Object 53" manifest:media-type=""/>
  <manifest:file-entry manifest:full-path="ObjectReplacements/Object 6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"/>
  <manifest:file-entry manifest:full-path="ObjectReplacements/Object 10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69" manifest:media-type=""/>
  <manifest:file-entry manifest:full-path="ObjectReplacements/Object 6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1" manifest:media-type="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"/>
  <manifest:file-entry manifest:full-path="ObjectReplacements/Object 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"/>
  <manifest:file-entry manifest:full-path="ObjectReplacements/Object 12" manifest:media-type="application/x-openoffice-gdimetafile;windows_formatname=&quot;GDIMetaFile&quot;"/>
  <manifest:file-entry manifest:full-path="ObjectReplacements/Object 46" manifest:media-type="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89" manifest:media-type=""/>
  <manifest:file-entry manifest:full-path="ObjectReplacements/Object 14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49" manifest:media-type=""/>
  <manifest:file-entry manifest:full-path="ObjectReplacements/Object 3" manifest:media-type="application/x-openoffice-gdimetafile;windows_formatname=&quot;GDIMetaFile&quot;"/>
  <manifest:file-entry manifest:full-path="ObjectReplacements/Object 160" manifest:media-type=""/>
  <manifest:file-entry manifest:full-path="ObjectReplacements/Object 14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9eb5"/>
    </style:style>
    <style:style style:name="P2" style:family="paragraph" style:parent-style-name="Standard">
      <style:text-properties officeooo:rsid="000f2687" officeooo:paragraph-rsid="00109eb5"/>
    </style:style>
    <style:style style:name="P3" style:family="paragraph" style:parent-style-name="Standard">
      <style:text-properties officeooo:rsid="001366fa" officeooo:paragraph-rsid="001366fa"/>
    </style:style>
    <style:style style:name="P4" style:family="paragraph" style:parent-style-name="Standard">
      <style:text-properties officeooo:rsid="001366fa" officeooo:paragraph-rsid="0024ec43"/>
    </style:style>
    <style:style style:name="P5" style:family="paragraph" style:parent-style-name="Standard">
      <style:text-properties officeooo:rsid="001cab75" officeooo:paragraph-rsid="00201b8e"/>
    </style:style>
    <style:style style:name="P6" style:family="paragraph" style:parent-style-name="Standard">
      <style:text-properties officeooo:rsid="001cab75" officeooo:paragraph-rsid="001cab75"/>
    </style:style>
    <style:style style:name="P7" style:family="paragraph" style:parent-style-name="Standard">
      <style:text-properties fo:font-style="normal" officeooo:rsid="003760d5" officeooo:paragraph-rsid="003760d5" style:font-style-asian="normal" style:font-style-complex="normal"/>
    </style:style>
    <style:style style:name="P8" style:family="paragraph" style:parent-style-name="Standard">
      <style:text-properties fo:font-style="normal" officeooo:rsid="003760d5" officeooo:paragraph-rsid="0037a239" style:font-style-asian="normal" style:font-style-complex="normal"/>
    </style:style>
    <style:style style:name="P9" style:family="paragraph" style:parent-style-name="Standard">
      <style:text-properties officeooo:rsid="00151fa1" officeooo:paragraph-rsid="00503eaa"/>
    </style:style>
    <style:style style:name="P10" style:family="paragraph" style:parent-style-name="Standard">
      <style:text-properties officeooo:rsid="00215e0f" officeooo:paragraph-rsid="00215e0f"/>
    </style:style>
    <style:style style:name="P11" style:family="paragraph" style:parent-style-name="Standard" style:list-style-name="L1">
      <style:text-properties officeooo:paragraph-rsid="00109eb5"/>
    </style:style>
    <style:style style:name="P12" style:family="paragraph" style:parent-style-name="Standard" style:list-style-name="L1">
      <style:text-properties officeooo:paragraph-rsid="003ea819"/>
    </style:style>
    <style:style style:name="P13" style:family="paragraph" style:parent-style-name="Standard" style:list-style-name="L1">
      <style:text-properties officeooo:paragraph-rsid="00119bc9"/>
    </style:style>
    <style:style style:name="P14" style:family="paragraph" style:parent-style-name="Standard" style:list-style-name="L1">
      <style:text-properties officeooo:paragraph-rsid="0012dfb6"/>
    </style:style>
    <style:style style:name="P15" style:family="paragraph" style:parent-style-name="Standard" style:list-style-name="L1">
      <style:text-properties fo:font-style="italic" officeooo:paragraph-rsid="002b09ed" style:font-style-asian="italic" style:font-style-complex="italic"/>
    </style:style>
    <style:style style:name="P16" style:family="paragraph" style:parent-style-name="Standard" style:list-style-name="L1">
      <style:text-properties fo:font-style="italic" officeooo:paragraph-rsid="002d0921" style:font-style-asian="italic" style:font-style-complex="italic"/>
    </style:style>
    <style:style style:name="P17" style:family="paragraph" style:parent-style-name="Standard" style:list-style-name="L3">
      <style:text-properties fo:font-style="italic" officeooo:paragraph-rsid="0026eb04" style:font-style-asian="italic" style:font-style-complex="italic"/>
    </style:style>
    <style:style style:name="P18" style:family="paragraph" style:parent-style-name="Standard" style:list-style-name="L3">
      <style:text-properties fo:font-style="italic" officeooo:paragraph-rsid="002b09ed" style:font-style-asian="italic" style:font-style-complex="italic"/>
    </style:style>
    <style:style style:name="P19" style:family="paragraph" style:parent-style-name="Standard" style:list-style-name="L3">
      <style:text-properties fo:font-style="italic" officeooo:paragraph-rsid="002856a3" style:font-style-asian="italic" style:font-style-complex="italic"/>
    </style:style>
    <style:style style:name="P20" style:family="paragraph" style:parent-style-name="Standard" style:list-style-name="L3">
      <style:text-properties fo:font-style="italic" officeooo:paragraph-rsid="00274678" style:font-style-asian="italic" style:font-style-complex="italic"/>
    </style:style>
    <style:style style:name="P21" style:family="paragraph" style:parent-style-name="Standard" style:list-style-name="L3">
      <style:text-properties fo:font-style="italic" officeooo:paragraph-rsid="00299a66" style:font-style-asian="italic" style:font-style-complex="italic"/>
    </style:style>
    <style:style style:name="P22" style:family="paragraph" style:parent-style-name="Standard" style:list-style-name="L1">
      <style:text-properties fo:font-style="normal" officeooo:rsid="002e8061" officeooo:paragraph-rsid="002e8061" style:font-style-asian="normal" style:font-style-complex="normal"/>
    </style:style>
    <style:style style:name="P23" style:family="paragraph" style:parent-style-name="Standard" style:list-style-name="L8">
      <style:text-properties fo:font-style="normal" officeooo:rsid="003d128e" officeooo:paragraph-rsid="003ebe52" style:font-style-asian="normal" style:font-style-complex="normal"/>
    </style:style>
    <style:style style:name="P24" style:family="paragraph" style:parent-style-name="Standard" style:list-style-name="L8">
      <style:text-properties fo:font-style="normal" officeooo:rsid="003d128e" officeooo:paragraph-rsid="00406e17" style:font-style-asian="normal" style:font-style-complex="normal"/>
    </style:style>
    <style:style style:name="P25" style:family="paragraph" style:parent-style-name="Standard" style:list-style-name="L10">
      <style:text-properties fo:font-style="normal" officeooo:rsid="003d128e" officeooo:paragraph-rsid="0047220d" style:font-style-asian="normal" style:font-style-complex="normal"/>
    </style:style>
    <style:style style:name="P26" style:family="paragraph" style:parent-style-name="Standard">
      <style:text-properties fo:font-style="normal" officeooo:rsid="00406e17" officeooo:paragraph-rsid="00406e17" style:font-style-asian="normal" style:font-style-complex="normal"/>
    </style:style>
    <style:style style:name="P27" style:family="paragraph" style:parent-style-name="Standard">
      <style:text-properties fo:font-style="normal" officeooo:rsid="004cee87" officeooo:paragraph-rsid="004cee87" style:font-style-asian="normal" style:font-style-complex="normal"/>
    </style:style>
    <style:style style:name="P28" style:family="paragraph" style:parent-style-name="Standard" style:list-style-name="L2">
      <style:text-properties officeooo:paragraph-rsid="00503eaa"/>
    </style:style>
    <style:style style:name="P29" style:family="paragraph" style:parent-style-name="Standard" style:list-style-name="L3">
      <style:text-properties officeooo:paragraph-rsid="003ea819"/>
    </style:style>
    <style:style style:name="P30" style:family="paragraph" style:parent-style-name="Standard" style:list-style-name="L3">
      <style:text-properties officeooo:paragraph-rsid="0024ec43"/>
    </style:style>
    <style:style style:name="P31" style:family="paragraph" style:parent-style-name="Standard">
      <style:text-properties officeooo:rsid="0017391e" officeooo:paragraph-rsid="0052163a"/>
    </style:style>
    <style:style style:name="P32" style:family="paragraph" style:parent-style-name="Standard" style:list-style-name="L4">
      <style:text-properties officeooo:paragraph-rsid="0052163a"/>
    </style:style>
    <style:style style:name="P33" style:family="paragraph" style:parent-style-name="Standard" style:list-style-name="L5">
      <style:text-properties officeooo:paragraph-rsid="003d128e"/>
    </style:style>
    <style:style style:name="P34" style:family="paragraph" style:parent-style-name="Standard" style:list-style-name="L5">
      <style:text-properties officeooo:paragraph-rsid="00355edf"/>
    </style:style>
    <style:style style:name="P35" style:family="paragraph" style:parent-style-name="Standard" style:list-style-name="L5">
      <style:text-properties officeooo:paragraph-rsid="003760d5"/>
    </style:style>
    <style:style style:name="P36" style:family="paragraph" style:parent-style-name="Standard" style:list-style-name="L5">
      <style:text-properties officeooo:paragraph-rsid="0037a239"/>
    </style:style>
    <style:style style:name="P37" style:family="paragraph" style:parent-style-name="Standard">
      <style:text-properties officeooo:rsid="0018606e" officeooo:paragraph-rsid="0052163a"/>
    </style:style>
    <style:style style:name="P38" style:family="paragraph" style:parent-style-name="Standard" style:list-style-name="L5">
      <style:text-properties officeooo:rsid="0018606e" officeooo:paragraph-rsid="0037a239"/>
    </style:style>
    <style:style style:name="P39" style:family="paragraph" style:parent-style-name="Standard" style:list-style-name="L12">
      <style:text-properties officeooo:rsid="0018606e" officeooo:paragraph-rsid="00544e66"/>
    </style:style>
    <style:style style:name="P40" style:family="paragraph" style:parent-style-name="Standard" style:list-style-name="L6">
      <style:text-properties officeooo:paragraph-rsid="0052163a"/>
    </style:style>
    <style:style style:name="P41" style:family="paragraph" style:parent-style-name="Standard" style:list-style-name="L6">
      <style:text-properties officeooo:paragraph-rsid="00544e66"/>
    </style:style>
    <style:style style:name="P42" style:family="paragraph" style:parent-style-name="Standard">
      <style:text-properties officeooo:rsid="00190a87" officeooo:paragraph-rsid="0052163a"/>
    </style:style>
    <style:style style:name="P43" style:family="paragraph" style:parent-style-name="Standard" style:list-style-name="L8">
      <style:text-properties officeooo:rsid="00190a87" officeooo:paragraph-rsid="003d128e"/>
    </style:style>
    <style:style style:name="P44" style:family="paragraph" style:parent-style-name="Standard" style:list-style-name="L7">
      <style:text-properties officeooo:paragraph-rsid="0052163a"/>
    </style:style>
    <style:style style:name="P45" style:family="paragraph" style:parent-style-name="Standard">
      <style:text-properties officeooo:rsid="001cab75" officeooo:paragraph-rsid="0052163a"/>
    </style:style>
    <style:style style:name="P46" style:family="paragraph" style:parent-style-name="Standard" style:list-style-name="L1">
      <style:text-properties officeooo:rsid="001cab75" officeooo:paragraph-rsid="004ac1f8"/>
    </style:style>
    <style:style style:name="P47" style:family="paragraph" style:parent-style-name="Standard" style:list-style-name="L1">
      <style:text-properties officeooo:rsid="001cab75" officeooo:paragraph-rsid="004ccce5"/>
    </style:style>
    <style:style style:name="P48" style:family="paragraph" style:parent-style-name="Standard" style:list-style-name="L1">
      <style:text-properties officeooo:rsid="001cab75" officeooo:paragraph-rsid="004cee87"/>
    </style:style>
    <style:style style:name="P49" style:family="paragraph" style:parent-style-name="Standard" style:list-style-name="L14">
      <style:text-properties officeooo:rsid="001cab75" officeooo:paragraph-rsid="00595002"/>
    </style:style>
    <style:style style:name="P50" style:family="paragraph" style:parent-style-name="Standard" style:list-style-name="L9">
      <style:text-properties officeooo:paragraph-rsid="0052163a"/>
    </style:style>
    <style:style style:name="P51" style:family="paragraph" style:parent-style-name="Standard" style:list-style-name="L10">
      <style:text-properties officeooo:paragraph-rsid="0047220d"/>
    </style:style>
    <style:style style:name="P52" style:family="paragraph" style:parent-style-name="Standard" style:list-style-name="L11">
      <style:text-properties officeooo:paragraph-rsid="0052163a"/>
    </style:style>
    <style:style style:name="P53" style:family="paragraph" style:parent-style-name="Standard" style:list-style-name="L12">
      <style:text-properties officeooo:paragraph-rsid="00544e66"/>
    </style:style>
    <style:style style:name="P54" style:family="paragraph" style:parent-style-name="Standard">
      <style:text-properties officeooo:rsid="00215e0f" officeooo:paragraph-rsid="005dcdf3"/>
    </style:style>
    <style:style style:name="P55" style:family="paragraph" style:parent-style-name="Standard" style:list-style-name="L13">
      <style:text-properties officeooo:paragraph-rsid="005dcdf3"/>
    </style:style>
    <style:style style:name="P56" style:family="paragraph" style:parent-style-name="Standard">
      <style:paragraph-properties fo:text-align="center" style:justify-single-word="false"/>
      <style:text-properties fo:font-weight="bold" officeooo:rsid="00109eb5" officeooo:paragraph-rsid="00109eb5" style:font-weight-asian="bold" style:font-weight-complex="bold"/>
    </style:style>
    <style:style style:name="T1" style:family="text">
      <style:text-properties officeooo:rsid="000f2687"/>
    </style:style>
    <style:style style:name="T2" style:family="text">
      <style:text-properties officeooo:rsid="00109eb5"/>
    </style:style>
    <style:style style:name="T3" style:family="text">
      <style:text-properties officeooo:rsid="00119bc9"/>
    </style:style>
    <style:style style:name="T4" style:family="text">
      <style:text-properties officeooo:rsid="0012dfb6"/>
    </style:style>
    <style:style style:name="T5" style:family="text">
      <style:text-properties officeooo:rsid="001366fa"/>
    </style:style>
    <style:style style:name="T6" style:family="text">
      <style:text-properties officeooo:rsid="0023701d"/>
    </style:style>
    <style:style style:name="T7" style:family="text">
      <style:text-properties officeooo:rsid="0024ec43"/>
    </style:style>
    <style:style style:name="T8" style:family="text">
      <style:text-properties fo:font-style="italic" officeooo:rsid="0024ec43" style:font-style-asian="italic" style:font-style-complex="italic"/>
    </style:style>
    <style:style style:name="T9" style:family="text">
      <style:text-properties fo:font-style="italic" officeooo:rsid="002d0921" style:font-style-asian="italic" style:font-style-complex="italic"/>
    </style:style>
    <style:style style:name="T10" style:family="text">
      <style:text-properties fo:font-style="italic" officeooo:rsid="00109eb5" style:font-style-asian="italic" style:font-style-complex="italic"/>
    </style:style>
    <style:style style:name="T11" style:family="text">
      <style:text-properties fo:font-style="italic" officeooo:rsid="0033798c" style:font-style-asian="italic" style:font-style-complex="italic"/>
    </style:style>
    <style:style style:name="T12" style:family="text">
      <style:text-properties fo:font-style="italic" officeooo:rsid="0033d702" style:font-style-asian="italic" style:font-style-complex="italic"/>
    </style:style>
    <style:style style:name="T13" style:family="text">
      <style:text-properties fo:font-style="italic" officeooo:rsid="00355edf" style:font-style-asian="italic" style:font-style-complex="italic"/>
    </style:style>
    <style:style style:name="T14" style:family="text">
      <style:text-properties fo:font-style="italic" officeooo:rsid="0037a239" style:font-style-asian="italic" style:font-style-complex="italic"/>
    </style:style>
    <style:style style:name="T15" style:family="text">
      <style:text-properties fo:font-style="italic" officeooo:rsid="0038aa2d" style:font-style-asian="italic" style:font-style-complex="italic"/>
    </style:style>
    <style:style style:name="T16" style:family="text">
      <style:text-properties fo:font-style="italic" officeooo:rsid="003760d5" style:font-style-asian="italic" style:font-style-complex="italic"/>
    </style:style>
    <style:style style:name="T17" style:family="text">
      <style:text-properties fo:font-style="italic" officeooo:rsid="003d128e" style:font-style-asian="italic" style:font-style-complex="italic"/>
    </style:style>
    <style:style style:name="T18" style:family="text">
      <style:text-properties fo:font-style="italic" officeooo:rsid="003ebe52" style:font-style-asian="italic" style:font-style-complex="italic"/>
    </style:style>
    <style:style style:name="T19" style:family="text">
      <style:text-properties fo:font-style="italic" officeooo:rsid="00406e17" style:font-style-asian="italic" style:font-style-complex="italic"/>
    </style:style>
    <style:style style:name="T20" style:family="text">
      <style:text-properties fo:font-style="italic" officeooo:rsid="004321e7" style:font-style-asian="italic" style:font-style-complex="italic"/>
    </style:style>
    <style:style style:name="T21" style:family="text">
      <style:text-properties fo:font-style="italic" officeooo:rsid="0042fed8" style:font-style-asian="italic" style:font-style-complex="italic"/>
    </style:style>
    <style:style style:name="T22" style:family="text">
      <style:text-properties fo:font-style="italic" officeooo:rsid="0047220d" style:font-style-asian="italic" style:font-style-complex="italic"/>
    </style:style>
    <style:style style:name="T23" style:family="text">
      <style:text-properties fo:font-style="italic" officeooo:rsid="004ac1f8" style:font-style-asian="italic" style:font-style-complex="italic"/>
    </style:style>
    <style:style style:name="T24" style:family="text">
      <style:text-properties fo:font-style="italic" officeooo:rsid="004b1f18" style:font-style-asian="italic" style:font-style-complex="italic"/>
    </style:style>
    <style:style style:name="T25" style:family="text">
      <style:text-properties fo:font-style="italic" officeooo:rsid="004ccce5" style:font-style-asian="italic" style:font-style-complex="italic"/>
    </style:style>
    <style:style style:name="T26" style:family="text">
      <style:text-properties fo:font-style="italic" officeooo:rsid="004cee87" style:font-style-asian="italic" style:font-style-complex="italic"/>
    </style:style>
    <style:style style:name="T27" style:family="text">
      <style:text-properties fo:font-style="italic" officeooo:rsid="0055b8cc" style:font-style-asian="italic" style:font-style-complex="italic"/>
    </style:style>
    <style:style style:name="T28" style:family="text">
      <style:text-properties fo:font-style="italic" officeooo:rsid="00563dc3" style:font-style-asian="italic" style:font-style-complex="italic"/>
    </style:style>
    <style:style style:name="T29" style:family="text">
      <style:text-properties fo:font-style="italic" officeooo:rsid="00595002" style:font-style-asian="italic" style:font-style-complex="italic"/>
    </style:style>
    <style:style style:name="T30" style:family="text">
      <style:text-properties fo:font-style="italic" officeooo:rsid="005b0f4c" style:font-style-asian="italic" style:font-style-complex="italic"/>
    </style:style>
    <style:style style:name="T31" style:family="text">
      <style:text-properties fo:font-style="italic" officeooo:rsid="005cedea" style:font-style-asian="italic" style:font-style-complex="italic"/>
    </style:style>
    <style:style style:name="T32" style:family="text">
      <style:text-properties fo:font-style="italic" officeooo:rsid="005dcdf3" style:font-style-asian="italic" style:font-style-complex="italic"/>
    </style:style>
    <style:style style:name="T33" style:family="text">
      <style:text-properties fo:font-style="normal" officeooo:rsid="0026eb04" style:font-style-asian="normal" style:font-style-complex="normal"/>
    </style:style>
    <style:style style:name="T34" style:family="text">
      <style:text-properties fo:font-style="normal" officeooo:rsid="00274678" style:font-style-asian="normal" style:font-style-complex="normal"/>
    </style:style>
    <style:style style:name="T35" style:family="text">
      <style:text-properties fo:font-style="normal" officeooo:rsid="002856a3" style:font-style-asian="normal" style:font-style-complex="normal"/>
    </style:style>
    <style:style style:name="T36" style:family="text">
      <style:text-properties fo:font-style="normal" officeooo:rsid="002b09ed" style:font-style-asian="normal" style:font-style-complex="normal"/>
    </style:style>
    <style:style style:name="T37" style:family="text">
      <style:text-properties fo:font-style="normal" officeooo:rsid="002d0921" style:font-style-asian="normal" style:font-style-complex="normal"/>
    </style:style>
    <style:style style:name="T38" style:family="text">
      <style:text-properties fo:font-style="normal" officeooo:rsid="001366fa" style:font-style-asian="normal" style:font-style-complex="normal"/>
    </style:style>
    <style:style style:name="T39" style:family="text">
      <style:text-properties fo:font-style="normal" officeooo:rsid="00355edf" style:font-style-asian="normal" style:font-style-complex="normal"/>
    </style:style>
    <style:style style:name="T40" style:family="text">
      <style:text-properties fo:font-style="normal" officeooo:rsid="0036016d" style:font-style-asian="normal" style:font-style-complex="normal"/>
    </style:style>
    <style:style style:name="T41" style:family="text">
      <style:text-properties fo:font-style="normal" officeooo:rsid="003760d5" style:font-style-asian="normal" style:font-style-complex="normal"/>
    </style:style>
    <style:style style:name="T42" style:family="text">
      <style:text-properties fo:font-style="normal" officeooo:rsid="0037a239" style:font-style-asian="normal" style:font-style-complex="normal"/>
    </style:style>
    <style:style style:name="T43" style:family="text">
      <style:text-properties fo:font-style="normal" officeooo:rsid="003d128e" style:font-style-asian="normal" style:font-style-complex="normal"/>
    </style:style>
    <style:style style:name="T44" style:family="text">
      <style:text-properties fo:font-style="normal" officeooo:rsid="003ea819" style:font-style-asian="normal" style:font-style-complex="normal"/>
    </style:style>
    <style:style style:name="T45" style:family="text">
      <style:text-properties fo:font-style="normal" officeooo:rsid="003ebe52" style:font-style-asian="normal" style:font-style-complex="normal"/>
    </style:style>
    <style:style style:name="T46" style:family="text">
      <style:text-properties fo:font-style="normal" officeooo:rsid="004321e7" style:font-style-asian="normal" style:font-style-complex="normal"/>
    </style:style>
    <style:style style:name="T47" style:family="text">
      <style:text-properties fo:font-style="normal" officeooo:rsid="0045e1cf" style:font-style-asian="normal" style:font-style-complex="normal"/>
    </style:style>
    <style:style style:name="T48" style:family="text">
      <style:text-properties fo:font-style="normal" officeooo:rsid="0047220d" style:font-style-asian="normal" style:font-style-complex="normal"/>
    </style:style>
    <style:style style:name="T49" style:family="text">
      <style:text-properties fo:font-style="normal" officeooo:rsid="004b1f18" style:font-style-asian="normal" style:font-style-complex="normal"/>
    </style:style>
    <style:style style:name="T50" style:family="text">
      <style:text-properties fo:font-style="normal" officeooo:rsid="004ccce5" style:font-style-asian="normal" style:font-style-complex="normal"/>
    </style:style>
    <style:style style:name="T51" style:family="text">
      <style:text-properties fo:font-style="normal" officeooo:rsid="004cee87" style:font-style-asian="normal" style:font-style-complex="normal"/>
    </style:style>
    <style:style style:name="T52" style:family="text">
      <style:text-properties fo:font-style="normal" officeooo:rsid="004eb0e9" style:font-style-asian="normal" style:font-style-complex="normal"/>
    </style:style>
    <style:style style:name="T53" style:family="text">
      <style:text-properties fo:font-style="normal" officeooo:rsid="00563dc3" style:font-style-asian="normal" style:font-style-complex="normal"/>
    </style:style>
    <style:style style:name="T54" style:family="text">
      <style:text-properties fo:font-style="normal" officeooo:rsid="0056c2b5" style:font-style-asian="normal" style:font-style-complex="normal"/>
    </style:style>
    <style:style style:name="T55" style:family="text">
      <style:text-properties fo:font-style="normal" officeooo:rsid="005cedea" style:font-style-asian="normal" style:font-style-complex="normal"/>
    </style:style>
    <style:style style:name="T56" style:family="text">
      <style:text-properties fo:font-style="normal" officeooo:rsid="005d461f" style:font-style-asian="normal" style:font-style-complex="normal"/>
    </style:style>
    <style:style style:name="T57" style:family="text">
      <style:text-properties fo:font-style="normal" officeooo:rsid="005dcdf3" style:font-style-asian="normal" style:font-style-complex="normal"/>
    </style:style>
    <style:style style:name="T58" style:family="text">
      <style:text-properties officeooo:rsid="0026eb04"/>
    </style:style>
    <style:style style:name="T59" style:family="text">
      <style:text-properties officeooo:rsid="002d0921"/>
    </style:style>
    <style:style style:name="T60" style:family="text">
      <style:text-properties officeooo:rsid="002e8061"/>
    </style:style>
    <style:style style:name="T61" style:family="text">
      <style:text-properties officeooo:rsid="003114cf"/>
    </style:style>
    <style:style style:name="T62" style:family="text">
      <style:text-properties officeooo:rsid="0032807a"/>
    </style:style>
    <style:style style:name="T63" style:family="text">
      <style:text-properties officeooo:rsid="0033d702"/>
    </style:style>
    <style:style style:name="T64" style:family="text">
      <style:text-properties officeooo:rsid="00355edf"/>
    </style:style>
    <style:style style:name="T65" style:family="text">
      <style:text-properties officeooo:rsid="003d128e"/>
    </style:style>
    <style:style style:name="T66" style:family="text">
      <style:text-properties officeooo:rsid="003ea819"/>
    </style:style>
    <style:style style:name="T67" style:family="text">
      <style:text-properties officeooo:rsid="003ebe52"/>
    </style:style>
    <style:style style:name="T68" style:family="text">
      <style:text-properties officeooo:rsid="00406e17"/>
    </style:style>
    <style:style style:name="T69" style:family="text">
      <style:text-properties officeooo:rsid="00415377"/>
    </style:style>
    <style:style style:name="T70" style:family="text">
      <style:text-properties officeooo:rsid="0041b623"/>
    </style:style>
    <style:style style:name="T71" style:family="text">
      <style:text-properties officeooo:rsid="0042fed8"/>
    </style:style>
    <style:style style:name="T72" style:family="text">
      <style:text-properties officeooo:rsid="004321e7"/>
    </style:style>
    <style:style style:name="T73" style:family="text">
      <style:text-properties officeooo:rsid="00190a87"/>
    </style:style>
    <style:style style:name="T74" style:family="text">
      <style:text-properties officeooo:rsid="0047220d"/>
    </style:style>
    <style:style style:name="T75" style:family="text">
      <style:text-properties officeooo:rsid="004b1f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Proving that languages are not context free using pumping lemma</text:p>
      <text:p text:style-name="P2"/>
      <text:p text:style-name="P1"><text:span text:style-name="T1"><draw:frame draw:style-name="fr1" draw:name="Object1" text:anchor-type="as-char" svg:y="-0.172in" svg:width="1.3681in" svg:height="0.2181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">. </text:span></text:p>
      <text:list xml:id="list950867508" text:style-name="L1">
        <text:list-item>
          <text:p text:style-name="P11"><text:span text:style-name="T1">Consider </text:span><text:span text:style-name="T1"><draw:frame draw:style-name="fr1" draw:name="Object2" text:anchor-type="as-char" svg:y="-0.172in" svg:width="0.8217in" svg:height="0.2083in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2">where </text:span><text:span text:style-name="T9">p</text:span><text:span text:style-name="T2"> is the pumping length of </text:span><text:span text:style-name="T9">A</text:span><text:span text:style-name="T2">. </text:span><text:span text:style-name="T61">Obviously </text:span><text:span text:style-name="T61"><draw:frame draw:style-name="fr1" draw:name="Object13" text:anchor-type="as-char" svg:y="-0.172in" svg:width="0.8756in" svg:height="0.2083in" draw:z-index="9"><draw:object xlink:href="./Object 13" xlink:type="simple" xlink:show="embed" xlink:actuate="onLoad"/><draw:image xlink:href="./ObjectReplacements/Object 13" xlink:type="simple" xlink:show="embed" xlink:actuate="onLoad"/></draw:frame></text:span><text:span text:style-name="T61">.</text:span></text:p>
        </text:list-item>
        <text:list-item>
          <text:p text:style-name="P12"><text:span text:style-name="T2">If </text:span><text:span text:style-name="T9">A</text:span><text:span text:style-name="T2"> is a CFL, </text:span><text:span text:style-name="T2"><draw:frame draw:style-name="fr1" draw:name="Object6" text:anchor-type="as-char" svg:y="-0.172in" svg:width="0.5618in" svg:height="0.2083in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2"> </text:span><text:span text:style-name="T59">can be </text:span><text:span text:style-name="T65">seen as constituted of </text:span><text:span text:style-name="T59">five parts, </text:span><text:span text:style-name="T59"><draw:frame draw:style-name="fr1" draw:name="Object4" text:anchor-type="as-char" svg:y="-0.1484in" svg:width="0.4543in" svg:height="0.1839in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T9">, </text:span><text:span text:style-name="T2">and all other strings of </text:span><text:span text:style-name="T10">A </text:span><text:span text:style-name="T37">can be pumped from it, i.e., </text:span><text:span text:style-name="T43"><text:s/>are in the form </text:span><text:span text:style-name="T2"><draw:frame draw:style-name="fr1" draw:name="Object5" text:anchor-type="as-char" svg:y="-0.172in" svg:width="0.5846in" svg:height="0.2075in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2">.</text:span></text:p>
        </text:list-item>
        <text:list-item>
          <text:p text:style-name="P13"><text:span text:style-name="T3"><draw:frame draw:style-name="fr1" draw:name="Object12" text:anchor-type="as-char" svg:y="-0.172in" svg:width="0.5618in" svg:height="0.2083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 can be divided into </text:span><text:span text:style-name="T59"><draw:frame draw:style-name="fr1" draw:name="Object3" text:anchor-type="as-char" svg:y="-0.1484in" svg:width="0.4543in" svg:height="0.1839in" draw:z-index="17"><draw:object xlink:href="./Object 3" xlink:type="simple" xlink:show="embed" xlink:actuate="onLoad"/><draw:image xlink:href="./ObjectReplacements/Object 3" xlink:type="simple" xlink:show="embed" xlink:actuate="onLoad"/></draw:frame></text:span><text:span text:style-name="T3"> in the following ways </text:span><text:span text:style-name="T61">such that </text:span><text:span text:style-name="T61"><draw:frame draw:style-name="fr1" draw:name="Object16" text:anchor-type="as-char" svg:y="-0.1484in" svg:width="0.6299in" svg:height="0.1854in" draw:z-index="26"><draw:object xlink:href="./Object 16" xlink:type="simple" xlink:show="embed" xlink:actuate="onLoad"/><draw:image xlink:href="./ObjectReplacements/Object 16" xlink:type="simple" xlink:show="embed" xlink:actuate="onLoad"/></draw:frame></text:span></text:p>
          <text:list>
            <text:list-item>
              <text:p text:style-name="P15"><text:span text:style-name="T58"><draw:frame draw:style-name="fr1" draw:name="Object7" text:anchor-type="as-char" svg:y="-0.1484in" svg:width="0.3146in" svg:height="0.1839in" draw:z-index="27"><draw:object xlink:href="./Object 7" xlink:type="simple" xlink:show="embed" xlink:actuate="onLoad"/><draw:image xlink:href="./ObjectReplacements/Object 7" xlink:type="simple" xlink:show="embed" xlink:actuate="onLoad"/></draw:frame></text:span><text:span text:style-name="T58"> </text:span><text:span text:style-name="T33">is a substring of </text:span><text:span text:style-name="T33"><draw:frame draw:style-name="fr1" draw:name="Object32" text:anchor-type="as-char" svg:y="-0.172in" svg:width="0.2307in" svg:height="0.2075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        <text:p text:style-name="P15"><text:span text:style-name="T33">Pumping up, </text:span><text:span text:style-name="T33"><draw:frame draw:style-name="fr1" draw:name="Object33" text:anchor-type="as-char" svg:y="-0.172in" svg:width="0.6256in" svg:height="0.2075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3"> will contain more </text:span><text:span text:style-name="T58">a'</text:span><text:span text:style-name="T33">s than </text:span><text:span text:style-name="T58">b</text:span><text:span text:style-name="T33">'s </text:span><text:span text:style-name="T36">and c's</text:span><text:span text:style-name="T33">.</text:span></text:p>
              <text:p text:style-name="P15"><text:span text:style-name="T33">Pumping down, </text:span><text:span text:style-name="T33"><draw:frame draw:style-name="fr1" draw:name="Object38" text:anchor-type="as-char" svg:y="-0.172in" svg:width="0.6311in" svg:height="0.2083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3"> will contain less </text:span><text:span text:style-name="T36">a</text:span><text:span text:style-name="T33">'s</text:span><text:span text:style-name="T36">(&lt; p)</text:span><text:span text:style-name="T33"> than </text:span><text:span text:style-name="T36">b</text:span><text:span text:style-name="T33">'s</text:span><text:span text:style-name="T36">(=p) and c's(=p)</text:span><text:span text:style-name="T33">.</text:span></text:p>
            </text:list-item>
            <text:list-item>
              <text:p text:style-name="P15"><text:span text:style-name="T58">vxy</text:span><text:span text:style-name="T33"> is a substring of </text:span><text:span text:style-name="T33"><draw:frame draw:style-name="fr1" draw:name="Object34" text:anchor-type="as-char" svg:y="-0.172in" svg:width="0.2299in" svg:height="0.2075in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      <text:p text:style-name="P15"><text:span text:style-name="T33">Pumping up, </text:span><text:span text:style-name="T33"><draw:frame draw:style-name="fr1" draw:name="Object35" text:anchor-type="as-char" svg:y="-0.172in" svg:width="0.6256in" svg:height="0.2075in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3"> will contain more </text:span><text:span text:style-name="T58">b</text:span><text:span text:style-name="T33">'s than </text:span><text:span text:style-name="T36">a's and </text:span><text:span text:style-name="T58">c</text:span><text:span text:style-name="T33">'s.</text:span></text:p>
              <text:p text:style-name="P15"><text:span text:style-name="T33">Pumping down, </text:span><text:span text:style-name="T33"><draw:frame draw:style-name="fr1" draw:name="Object36" text:anchor-type="as-char" svg:y="-0.172in" svg:width="0.6311in" svg:height="0.2083in" draw:z-index="5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 will contain less b's</text:span><text:span text:style-name="T36">(&lt; p)</text:span><text:span text:style-name="T33"> than a's</text:span><text:span text:style-name="T36">(=p) and c's(=p)</text:span><text:span text:style-name="T33">.</text:span></text:p>
            </text:list-item>
            <text:list-item>
              <text:p text:style-name="P15"><text:span text:style-name="T58">vxy</text:span><text:span text:style-name="T33"> is a substring of </text:span><text:span text:style-name="T33"><draw:frame draw:style-name="fr1" draw:name="Object37" text:anchor-type="as-char" svg:y="-0.172in" svg:width="0.2252in" svg:height="0.2075in" draw:z-index="5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        <text:p text:style-name="P15"><text:span text:style-name="T33">Pumping up, </text:span><text:span text:style-name="T33"><draw:frame draw:style-name="fr1" draw:name="Object66" text:anchor-type="as-char" svg:y="-0.172in" svg:width="0.6256in" svg:height="0.2075in" draw:z-index="56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3"> will contain more </text:span><text:span text:style-name="T36">c</text:span><text:span text:style-name="T33">'s than </text:span><text:span text:style-name="T36">a's and b</text:span><text:span text:style-name="T33">'s.</text:span></text:p>
              <text:p text:style-name="P15"><text:span text:style-name="T33">Pumping down, </text:span><text:span text:style-name="T33"><draw:frame draw:style-name="fr1" draw:name="Object27" text:anchor-type="as-char" svg:y="-0.172in" svg:width="0.6311in" svg:height="0.2083in" draw:z-index="6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3"> will contain less </text:span><text:span text:style-name="T58">c</text:span><text:span text:style-name="T33">'s</text:span><text:span text:style-name="T36">(&lt; p)</text:span><text:span text:style-name="T33"> than a's</text:span><text:span text:style-name="T36">(=p)</text:span><text:span text:style-name="T33"> than b's</text:span><text:span text:style-name="T36">(=p)</text:span><text:span text:style-name="T33">.</text:span></text:p>
            </text:list-item>
            <text:list-item>
              <text:p text:style-name="P15"><text:span text:style-name="T58">vxy</text:span><text:span text:style-name="T33"> straddles </text:span><text:span text:style-name="T33"><draw:frame draw:style-name="fr1" draw:name="Object67" text:anchor-type="as-char" svg:y="-0.172in" svg:width="0.398in" svg:height="0.2075in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33"> </text:span></text:p>
              <text:list>
                <text:list-item>
                  <text:p text:style-name="P15"><text:span text:style-name="T33">v is a substring of </text:span><text:span text:style-name="T33"><draw:frame draw:style-name="fr1" draw:name="Object70" text:anchor-type="as-char" svg:y="-0.172in" svg:width="0.2307in" svg:height="0.2075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3"> </text:span><text:span text:style-name="T34">and </text:span><text:span text:style-name="T33">y is a substring of </text:span><text:span text:style-name="T33"><draw:frame draw:style-name="fr1" draw:name="Object71" text:anchor-type="as-char" svg:y="-0.172in" svg:width="0.2299in" svg:height="0.2075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            <text:p text:style-name="P15"><text:span text:style-name="T33">Pumping up,</text:span><text:span text:style-name="T33"><draw:frame draw:style-name="fr1" draw:name="Object72" text:anchor-type="as-char" svg:y="-0.172in" svg:width="0.6256in" svg:height="0.2075in" draw:z-index="68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33"> will contain more </text:span><text:span text:style-name="T36">a's and b's </text:span><text:span text:style-name="T33">than c's.</text:span></text:p>
                </text:list-item>
                <text:list-item>
                  <text:p text:style-name="P15"><text:span text:style-name="T33">v is a substring of </text:span><text:span text:style-name="T33"><draw:frame draw:style-name="fr1" draw:name="Object73" text:anchor-type="as-char" svg:y="-0.172in" svg:width="0.398in" svg:height="0.2075in" draw:z-index="7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3"> </text:span><text:span text:style-name="T34">and </text:span><text:span text:style-name="T33">y is a substring of </text:span><text:span text:style-name="T33"><draw:frame draw:style-name="fr1" draw:name="Object74" text:anchor-type="as-char" svg:y="-0.172in" svg:width="0.2299in" svg:height="0.2075in" draw:z-index="7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            <text:p text:style-name="P15"><text:span text:style-name="T35">Pumping up, </text:span><text:span text:style-name="T35"><draw:frame draw:style-name="fr1" draw:name="Object75" text:anchor-type="as-char" svg:y="-0.172in" svg:width="0.6256in" svg:height="0.2075in" draw:z-index="73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35">, will not contain the three alphabets in order.</text:span></text:p>
                </text:list-item>
                <text:list-item>
                  <text:p text:style-name="P15"><text:span text:style-name="T33">v is a substring of </text:span><text:span text:style-name="T33"><draw:frame draw:style-name="fr1" draw:name="Object76" text:anchor-type="as-char" svg:y="-0.172in" svg:width="0.2307in" svg:height="0.2083in" draw:z-index="7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33"> </text:span><text:span text:style-name="T34">and </text:span><text:span text:style-name="T33">y is a substring of </text:span><text:span text:style-name="T33"><draw:frame draw:style-name="fr1" draw:name="Object77" text:anchor-type="as-char" svg:y="-0.172in" svg:width="0.3984in" svg:height="0.2083in" draw:z-index="75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p>
                  <text:p text:style-name="P15"><text:span text:style-name="T35">Pumping up, </text:span><text:span text:style-name="T35"><draw:frame draw:style-name="fr1" draw:name="Object69" text:anchor-type="as-char" svg:y="-0.172in" svg:width="0.6256in" svg:height="0.2075in" draw:z-index="76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5">, will not contain the three alphabets in order.</text:span></text:p>
                </text:list-item>
              </text:list>
            </text:list-item>
            <text:list-item>
              <text:p text:style-name="P16"><text:span text:style-name="T58">vxy</text:span><text:span text:style-name="T33"> straddles </text:span><text:span text:style-name="T33"><draw:frame draw:style-name="fr1" draw:name="Object79" text:anchor-type="as-char" svg:y="-0.172in" svg:width="0.3929in" svg:height="0.2075in" draw:z-index="77"><draw:object xlink:href="./Object 79" xlink:type="simple" xlink:show="embed" xlink:actuate="onLoad"/><draw:image xlink:href="./ObjectReplacements/Object 79" xlink:type="simple" xlink:show="embed" xlink:actuate="onLoad"/></draw:frame></text:span></text:p>
              <text:list>
                <text:list-item>
                  <text:p text:style-name="P16"><text:span text:style-name="T33">v is a substring of </text:span><text:span text:style-name="T33"><draw:frame draw:style-name="fr1" draw:name="Object80" text:anchor-type="as-char" svg:y="-0.172in" svg:width="0.2307in" svg:height="0.2083in" draw:z-index="84"><draw:object xlink:href="./Object 80" xlink:type="simple" xlink:show="embed" xlink:actuate="onLoad"/><draw:image xlink:href="./ObjectReplacements/Object 80" xlink:type="simple" xlink:show="embed" xlink:actuate="onLoad"/></draw:frame></text:span><text:span text:style-name="T33"> </text:span><text:span text:style-name="T34">and </text:span><text:span text:style-name="T33">y is a substring of </text:span><text:span text:style-name="T33"><draw:frame draw:style-name="fr1" draw:name="Object81" text:anchor-type="as-char" svg:y="-0.172in" svg:width="0.2252in" svg:height="0.2083in" draw:z-index="85"><draw:object xlink:href="./Object 81" xlink:type="simple" xlink:show="embed" xlink:actuate="onLoad"/><draw:image xlink:href="./ObjectReplacements/Object 81" xlink:type="simple" xlink:show="embed" xlink:actuate="onLoad"/></draw:frame></text:span></text:p>
                  <text:p text:style-name="P16"><text:span text:style-name="T33">Pumping up,</text:span><text:span text:style-name="T33"><draw:frame draw:style-name="fr1" draw:name="Object88" text:anchor-type="as-char" svg:y="-0.172in" svg:width="0.6256in" svg:height="0.2075in" draw:z-index="86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33"> will contain more </text:span><text:span text:style-name="T37">b</text:span><text:span text:style-name="T36">'s and </text:span><text:span text:style-name="T37">c</text:span><text:span text:style-name="T36">'s </text:span><text:span text:style-name="T33">than </text:span><text:span text:style-name="T37">a</text:span><text:span text:style-name="T33">'s.</text:span></text:p>
                </text:list-item>
                <text:list-item>
                  <text:p text:style-name="P16"><text:span text:style-name="T33">v is a substring of </text:span><text:span text:style-name="T33"><draw:frame draw:style-name="fr1" draw:name="Object83" text:anchor-type="as-char" svg:y="-0.172in" svg:width="0.3929in" svg:height="0.2083in" draw:z-index="8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33"> </text:span><text:span text:style-name="T34">and </text:span><text:span text:style-name="T33">y is a substring of </text:span><text:span text:style-name="T33"><draw:frame draw:style-name="fr1" draw:name="Object84" text:anchor-type="as-char" svg:y="-0.172in" svg:width="0.2252in" svg:height="0.2083in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p>
                  <text:p text:style-name="P16"><text:span text:style-name="T35">Pumping up, </text:span><text:span text:style-name="T35"><draw:frame draw:style-name="fr1" draw:name="Object85" text:anchor-type="as-char" svg:y="-0.172in" svg:width="0.6256in" svg:height="0.2075in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35">, will not contain the three alphabets in order.</text:span></text:p>
                </text:list-item>
                <text:list-item>
                  <text:p text:style-name="P16"><text:span text:style-name="T33">v is a substring of </text:span><text:span text:style-name="T33"><draw:frame draw:style-name="fr1" draw:name="Object86" text:anchor-type="as-char" svg:y="-0.172in" svg:width="0.2307in" svg:height="0.2083in" draw:z-index="90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3"> </text:span><text:span text:style-name="T34">and </text:span><text:span text:style-name="T33">y is a substring of </text:span><text:span text:style-name="T33"><draw:frame draw:style-name="fr1" draw:name="Object87" text:anchor-type="as-char" svg:y="-0.172in" svg:width="0.3929in" svg:height="0.2083in" draw:z-index="91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p>
                  <text:p text:style-name="P16"><text:span text:style-name="T35">Pumping up, </text:span><text:span text:style-name="T35"><draw:frame draw:style-name="fr1" draw:name="Object78" text:anchor-type="as-char" svg:y="-0.172in" svg:width="0.6256in" svg:height="0.2075in" draw:z-index="93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35">, will not contain the three alphabets in order.</text:span></text:p>
                </text:list-item>
              </text:list>
            </text:list-item>
          </text:list>
        </text:list-item>
        <text:list-item>
          <text:p text:style-name="P16"><text:span text:style-name="T38">Thus </text:span><text:span text:style-name="T38"><draw:frame draw:style-name="fr1" draw:name="Object82" text:anchor-type="as-char" svg:y="-0.172in" svg:width="0.8217in" svg:height="0.2083in" draw:z-index="94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38"> cannot pump other strings in </text:span><text:span text:style-name="T5">A</text:span><text:span text:style-name="T38">. </text:span><text:span text:style-name="T5">A</text:span><text:span text:style-name="T38"> is not a CFL.</text:span></text:p>
        </text:list-item>
        <text:list-item>
          <text:p text:style-name="P22">Summary of the types of division</text:p>
          <text:list>
            <text:list-item>
              <text:p text:style-name="P14"><text:span text:style-name="T2">The substring </text:span><text:span text:style-name="T2"><draw:frame draw:style-name="fr1" draw:name="Object10" text:anchor-type="as-char" svg:y="-0.1484in" svg:width="0.1665in" svg:height="0.1839in" draw:z-index="38"><draw:object xlink:href="./Object 10" xlink:type="simple" xlink:show="embed" xlink:actuate="onLoad"/><draw:image xlink:href="./ObjectReplacements/Object 10" xlink:type="simple" xlink:show="embed" xlink:actuate="onLoad"/></draw:frame></text:span><text:span text:style-name="T2"> </text:span><text:span text:style-name="T4">does not contain </text:span><text:span text:style-name="T7">more than one type of alphabet</text:span><text:span text:style-name="T59">(v does not contain both a's and b's or both b's and c's)</text:span><text:span text:style-name="T4"> and the same holds for </text:span><text:span text:style-name="T2"><text:s/></text:span><text:span text:style-name="T2"><draw:frame draw:style-name="fr1" draw:name="Object11" text:anchor-type="as-char" svg:y="-0.1484in" svg:width="0.1835in" svg:height="0.1839in" draw:z-index="4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 </text:span><text:span text:style-name="T4">Now</text:span><text:span text:style-name="T2"> </text:span><text:span text:style-name="T2"><draw:frame draw:style-name="fr1" draw:name="Object8" text:anchor-type="as-char" svg:y="-0.172in" svg:width="0.6256in" svg:height="0.2075in" draw:z-index="42"><draw:object xlink:href="./Object 8" xlink:type="simple" xlink:show="embed" xlink:actuate="onLoad"/><draw:image xlink:href="./ObjectReplacements/Object 8" xlink:type="simple" xlink:show="embed" xlink:actuate="onLoad"/></draw:frame></text:span><text:span text:style-name="T2">, </text:span><text:span text:style-name="T4">will not </text:span><text:span text:style-name="T2">contain the same number of a's, b's and c's.</text:span></text:p>
            </text:list-item>
            <text:list-item>
              <text:p text:style-name="P14"><text:span text:style-name="T2">The substring </text:span><text:span text:style-name="T2"><draw:frame draw:style-name="fr1" draw:name="Object14" text:anchor-type="as-char" svg:y="-0.1484in" svg:width="0.1665in" svg:height="0.1839in" draw:z-index="6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 </text:span><text:span text:style-name="T5">or</text:span><text:span text:style-name="T2"> </text:span><text:span text:style-name="T2"><draw:frame draw:style-name="fr1" draw:name="Object15" text:anchor-type="as-char" svg:y="-0.1484in" svg:width="0.1835in" svg:height="0.1839in" draw:z-index="9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"> contain </text:span><text:span text:style-name="T5">more than one type of alphabet.</text:span><text:span text:style-name="T2"> </text:span><text:span text:style-name="T5">Now, </text:span><text:span text:style-name="T2"><draw:frame draw:style-name="fr1" draw:name="Object9" text:anchor-type="as-char" svg:y="-0.172in" svg:width="0.6256in" svg:height="0.207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, </text:span><text:span text:style-name="T60">can </text:span><text:span text:style-name="T2">contain the same number of a's, b's and c's but not in the correct order.</text:span></text:p>
            </text:list-item>
          </text:list>
        </text:list-item>
      </text:list>
      <text:p text:style-name="P3"/>
      <text:p text:style-name="P9"><draw:frame draw:style-name="fr1" draw:name="Object17" text:anchor-type="as-char" svg:y="-0.172in" svg:width="1.7618in" svg:height="0.2181in" draw:z-index="95"><draw:object xlink:href="./Object 17" xlink:type="simple" xlink:show="embed" xlink:actuate="onLoad"/><draw:image xlink:href="./ObjectReplacements/Object 17" xlink:type="simple" xlink:show="embed" xlink:actuate="onLoad"/></draw:frame></text:p>
      <text:list xml:id="list2060912209" text:style-name="L2">
        <text:list-item>
          <text:p text:style-name="P28"><text:span text:style-name="T6">Consider </text:span><text:span text:style-name="T6"><draw:frame draw:style-name="fr1" draw:name="Object25" text:anchor-type="as-char" svg:y="-0.172in" svg:width="0.8071in" svg:height="0.2083in" draw:z-index="96"><draw:object xlink:href="./Object 25" xlink:type="simple" xlink:show="embed" xlink:actuate="onLoad"/><draw:image xlink:href="./ObjectReplacements/Object 25" xlink:type="simple" xlink:show="embed" xlink:actuate="onLoad"/></draw:frame></text:span></text:p>
        </text:list-item>
      </text:list>
      <text:list xml:id="list517130792" text:style-name="L3">
        <text:list-item>
          <text:p text:style-name="P29"><text:span text:style-name="T2">If </text:span><text:span text:style-name="T8">B</text:span><text:span text:style-name="T2"> is a CFL, </text:span><text:span text:style-name="T2"><draw:frame draw:style-name="fr1" draw:name="Object28" text:anchor-type="as-char" svg:y="-0.172in" svg:width="0.5618in" svg:height="0.2083in" draw:z-index="7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"> </text:span><text:span text:style-name="T60">can be </text:span><text:span text:style-name="T43">seen as constituted of</text:span><text:span text:style-name="T60"> five parts, </text:span><text:span text:style-name="T60"><draw:frame draw:style-name="fr1" draw:name="Object115" text:anchor-type="as-char" svg:y="-0.1484in" svg:width="0.4543in" svg:height="0.1839in" draw:z-index="97"><draw:object xlink:href="./Object 115" xlink:type="simple" xlink:show="embed" xlink:actuate="onLoad"/><draw:image xlink:href="./ObjectReplacements/Object 115" xlink:type="simple" xlink:show="embed" xlink:actuate="onLoad"/></draw:frame></text:span><text:span text:style-name="T60">, </text:span><text:span text:style-name="T2">and all other strings of </text:span><text:span text:style-name="T8">B</text:span><text:span text:style-name="T2"> </text:span><text:span text:style-name="T60">can be pumped from it, i.e.,</text:span><text:span text:style-name="T43"> are in the form</text:span><text:span text:style-name="T60"> </text:span><text:span text:style-name="T2"><draw:frame draw:style-name="fr1" draw:name="Object29" text:anchor-type="as-char" svg:y="-0.172in" svg:width="0.5846in" svg:height="0.2075in" draw:z-index="79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">. </text:span><text:span text:style-name="T61">Obviously </text:span><text:span text:style-name="T61"><draw:frame draw:style-name="fr1" draw:name="Object68" text:anchor-type="as-char" svg:y="-0.172in" svg:width="0.8756in" svg:height="0.2083in" draw:z-index="98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  </text:list-item>
        <text:list-item>
          <text:p text:style-name="P30"><text:span text:style-name="T3"><draw:frame draw:style-name="fr1" draw:name="Object30" text:anchor-type="as-char" svg:y="-0.172in" svg:width="0.5618in" svg:height="0.2083in" draw:z-index="8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"> can be divided into </text:span><text:span text:style-name="T3"><draw:frame draw:style-name="fr1" draw:name="Object31" text:anchor-type="as-char" svg:y="-0.1484in" svg:width="0.4543in" svg:height="0.1839in" draw:z-index="8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"> in the following ways </text:span><text:span text:style-name="T62">such that </text:span><text:span text:style-name="T62"><draw:frame draw:style-name="fr1" draw:name="Object89" text:anchor-type="as-char" svg:y="-0.1484in" svg:width="0.6299in" svg:height="0.1854in" draw:z-index="99"><draw:object xlink:href="./Object 89" xlink:type="simple" xlink:show="embed" xlink:actuate="onLoad"/><draw:image xlink:href="./ObjectReplacements/Object 89" xlink:type="simple" xlink:show="embed" xlink:actuate="onLoad"/></draw:frame></text:span></text:p>
          <text:list>
            <text:list-item>
              <text:p text:style-name="P17"><text:span text:style-name="T58">vxy </text:span><text:span text:style-name="T33">is a substring of </text:span><text:span text:style-name="T33"><draw:frame draw:style-name="fr1" draw:name="Object43" text:anchor-type="as-char" svg:y="-0.172in" svg:width="0.2307in" svg:height="0.2075in" draw:z-index="102"><draw:object xlink:href="./Object 43" xlink:type="simple" xlink:show="embed" xlink:actuate="onLoad"/><draw:image xlink:href="./ObjectReplacements/Object 43" xlink:type="simple" xlink:show="embed" xlink:actuate="onLoad"/></draw:frame></text:span></text:p>
              <text:p text:style-name="P17"><text:span text:style-name="T33">Pumping up, at some point, </text:span><text:span text:style-name="T33"><draw:frame draw:style-name="fr1" draw:name="Object39" text:anchor-type="as-char" svg:y="-0.172in" svg:width="0.5846in" svg:height="0.2075in" draw:z-index="8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3"> will contain more </text:span><text:span text:style-name="T58">a'</text:span><text:span text:style-name="T33">s than </text:span><text:span text:style-name="T58">b</text:span><text:span text:style-name="T33">'s.</text:span></text:p>
            </text:list-item>
            <text:list-item>
              <text:p text:style-name="P17"><text:span text:style-name="T58">vxy</text:span><text:span text:style-name="T33"> is a substring of </text:span><text:span text:style-name="T33"><draw:frame draw:style-name="fr1" draw:name="Object44" text:anchor-type="as-char" svg:y="-0.172in" svg:width="0.2299in" svg:height="0.2075in" draw:z-index="103"><draw:object xlink:href="./Object 44" xlink:type="simple" xlink:show="embed" xlink:actuate="onLoad"/><draw:image xlink:href="./ObjectReplacements/Object 44" xlink:type="simple" xlink:show="embed" xlink:actuate="onLoad"/></draw:frame></text:span></text:p>
              <text:p text:style-name="P17"><text:span text:style-name="T33">Pumping up, at some point, </text:span><text:span text:style-name="T33"><draw:frame draw:style-name="fr1" draw:name="Object40" text:anchor-type="as-char" svg:y="-0.172in" svg:width="0.5846in" svg:height="0.2075in" draw:z-index="8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3"> will contain more </text:span><text:span text:style-name="T58">b</text:span><text:span text:style-name="T33">'s than </text:span><text:span text:style-name="T58">c</text:span><text:span text:style-name="T33">'s.</text:span></text:p>
              <text:p text:style-name="P18"><text:span text:style-name="T33">Pumping down, </text:span><text:span text:style-name="T33"><draw:frame draw:style-name="fr1" draw:name="Object42" text:anchor-type="as-char" svg:y="-0.172in" svg:width="0.6311in" svg:height="0.2083in" draw:z-index="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3"> will contain less b's</text:span><text:span text:style-name="T36">(&lt; p)</text:span><text:span text:style-name="T33"> than a's</text:span><text:span text:style-name="T36">(=p)</text:span><text:span text:style-name="T33">.</text:span></text:p>
            </text:list-item>
            <text:list-item>
              <text:p text:style-name="P17"><text:soft-page-break/><text:span text:style-name="T58">vxy</text:span><text:span text:style-name="T33"> is a substring of </text:span><text:span text:style-name="T33"><draw:frame draw:style-name="fr1" draw:name="Object45" text:anchor-type="as-char" svg:y="-0.172in" svg:width="0.2252in" svg:height="0.2075in" draw:z-index="2"><draw:object xlink:href="./Object 45" xlink:type="simple" xlink:show="embed" xlink:actuate="onLoad"/><draw:image xlink:href="./ObjectReplacements/Object 45" xlink:type="simple" xlink:show="embed" xlink:actuate="onLoad"/></draw:frame></text:span></text:p>
              <text:p text:style-name="P17"><text:span text:style-name="T33">Pumping down, </text:span><text:span text:style-name="T33"><draw:frame draw:style-name="fr1" draw:name="Object41" text:anchor-type="as-char" svg:y="-0.172in" svg:width="0.6311in" svg:height="0.2083in" draw:z-index="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3"> will contain less </text:span><text:span text:style-name="T58">c</text:span><text:span text:style-name="T33">'s</text:span><text:span text:style-name="T36">(&lt; p)</text:span><text:span text:style-name="T33"> than a's</text:span><text:span text:style-name="T36">(=p)</text:span><text:span text:style-name="T33"> than b's</text:span><text:span text:style-name="T36">(=p)</text:span><text:span text:style-name="T33">.</text:span></text:p>
            </text:list-item>
            <text:list-item>
              <text:p text:style-name="P17"><text:span text:style-name="T58">vxy</text:span><text:span text:style-name="T33"> straddles </text:span><text:span text:style-name="T33"><draw:frame draw:style-name="fr1" draw:name="Object48" text:anchor-type="as-char" svg:y="-0.172in" svg:width="0.398in" svg:height="0.2075in" draw:z-index="5"><draw:object xlink:href="./Object 48" xlink:type="simple" xlink:show="embed" xlink:actuate="onLoad"/><draw:image xlink:href="./ObjectReplacements/Object 48" xlink:type="simple" xlink:show="embed" xlink:actuate="onLoad"/></draw:frame></text:span></text:p>
              <text:list>
                <text:list-item>
                  <text:p text:style-name="P19"><text:span text:style-name="T33">v is a substring of </text:span><text:span text:style-name="T33"><draw:frame draw:style-name="fr1" draw:name="Object46" text:anchor-type="as-char" svg:y="-0.172in" svg:width="0.2307in" svg:height="0.2075in" draw:z-index="6"><draw:object xlink:href="./Object 46" xlink:type="simple" xlink:show="embed" xlink:actuate="onLoad"/><draw:image xlink:href="./ObjectReplacements/Object 46" xlink:type="simple" xlink:show="embed" xlink:actuate="onLoad"/></draw:frame></text:span><text:span text:style-name="T33"> </text:span><text:span text:style-name="T34">and </text:span><text:span text:style-name="T33">y is a substring of </text:span><text:span text:style-name="T33"><draw:frame draw:style-name="fr1" draw:name="Object47" text:anchor-type="as-char" svg:y="-0.172in" svg:width="0.2299in" svg:height="0.2075in" draw:z-index="8"><draw:object xlink:href="./Object 47" xlink:type="simple" xlink:show="embed" xlink:actuate="onLoad"/><draw:image xlink:href="./ObjectReplacements/Object 47" xlink:type="simple" xlink:show="embed" xlink:actuate="onLoad"/></draw:frame></text:span></text:p>
                  <text:p text:style-name="P19"><text:span text:style-name="T33">Pumping up, at some point, </text:span><text:span text:style-name="T33"><draw:frame draw:style-name="fr1" draw:name="Object53" text:anchor-type="as-char" svg:y="-0.172in" svg:width="0.5846in" svg:height="0.2075in" draw:z-index="10"><draw:object xlink:href="./Object 53" xlink:type="simple" xlink:show="embed" xlink:actuate="onLoad"/><draw:image xlink:href="./ObjectReplacements/Object 53" xlink:type="simple" xlink:show="embed" xlink:actuate="onLoad"/></draw:frame></text:span><text:span text:style-name="T33"> will contain more b's than c's.</text:span></text:p>
                </text:list-item>
                <text:list-item>
                  <text:p text:style-name="P20"><text:span text:style-name="T33">v is a substring of </text:span><text:span text:style-name="T33"><draw:frame draw:style-name="fr1" draw:name="Object49" text:anchor-type="as-char" svg:y="-0.172in" svg:width="0.398in" svg:height="0.2075in" draw:z-index="14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3"> </text:span><text:span text:style-name="T34">and </text:span><text:span text:style-name="T33">y is a substring of </text:span><text:span text:style-name="T33"><draw:frame draw:style-name="fr1" draw:name="Object50" text:anchor-type="as-char" svg:y="-0.172in" svg:width="0.2299in" svg:height="0.2075in" draw:z-index="16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            <text:p text:style-name="P19"><text:span text:style-name="T35">Pumping up, </text:span><text:span text:style-name="T35"><draw:frame draw:style-name="fr1" draw:name="Object54" text:anchor-type="as-char" svg:y="-0.172in" svg:width="0.6256in" svg:height="0.2075in" draw:z-index="1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5">, will not contain the three alphabets in order.</text:span></text:p>
                </text:list-item>
                <text:list-item>
                  <text:p text:style-name="P20"><text:span text:style-name="T33">v is a substring of </text:span><text:span text:style-name="T33"><draw:frame draw:style-name="fr1" draw:name="Object51" text:anchor-type="as-char" svg:y="-0.172in" svg:width="0.2307in" svg:height="0.2083in" draw:z-index="1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3"> </text:span><text:span text:style-name="T34">and </text:span><text:span text:style-name="T33">y is a substring of </text:span><text:span text:style-name="T33"><draw:frame draw:style-name="fr1" draw:name="Object52" text:anchor-type="as-char" svg:y="-0.172in" svg:width="0.3984in" svg:height="0.2083in" draw:z-index="20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          <text:p text:style-name="P19"><text:span text:style-name="T35">Pumping up, </text:span><text:span text:style-name="T35"><draw:frame draw:style-name="fr1" draw:name="Object55" text:anchor-type="as-char" svg:y="-0.172in" svg:width="0.6256in" svg:height="0.2075in" draw:z-index="21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5">, will not contain the three alphabets in order.</text:span></text:p>
                </text:list-item>
              </text:list>
            </text:list-item>
            <text:list-item>
              <text:p text:style-name="P17"><text:span text:style-name="T58">vxy</text:span><text:span text:style-name="T33"> straddles </text:span><text:span text:style-name="T33"><draw:frame draw:style-name="fr1" draw:name="Object56" text:anchor-type="as-char" svg:y="-0.172in" svg:width="0.3929in" svg:height="0.2075in" draw:z-index="22"><draw:object xlink:href="./Object 56" xlink:type="simple" xlink:show="embed" xlink:actuate="onLoad"/><draw:image xlink:href="./ObjectReplacements/Object 56" xlink:type="simple" xlink:show="embed" xlink:actuate="onLoad"/></draw:frame></text:span></text:p>
              <text:list>
                <text:list-item>
                  <text:p text:style-name="P19"><text:span text:style-name="T33">v is a substring of </text:span><text:span text:style-name="T33"><draw:frame draw:style-name="fr1" draw:name="Object58" text:anchor-type="as-char" svg:y="-0.172in" svg:width="0.2307in" svg:height="0.2083in" draw:z-index="23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3"> </text:span><text:span text:style-name="T34">and </text:span><text:span text:style-name="T33">y is a substring of </text:span><text:span text:style-name="T33"><draw:frame draw:style-name="fr1" draw:name="Object59" text:anchor-type="as-char" svg:y="-0.172in" svg:width="0.2252in" svg:height="0.2083in" draw:z-index="24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      </text:list-item>
              </text:list>
              <text:p text:style-name="P21"><text:span text:style-name="T33">Pumping down, </text:span><text:span text:style-name="T33"><draw:frame draw:style-name="fr1" draw:name="Object60" text:anchor-type="as-char" svg:y="-0.172in" svg:width="0.6311in" svg:height="0.2083in" draw:z-index="2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3"> will contain less b's</text:span><text:span text:style-name="T36">(&lt; p)</text:span><text:span text:style-name="T33"> than a's</text:span><text:span text:style-name="T36">(=p)</text:span><text:span text:style-name="T33">.</text:span></text:p>
              <text:list text:continue-numbering="true">
                <text:list-item>
                  <text:p text:style-name="P19"><text:span text:style-name="T33">v is a substring of </text:span><text:span text:style-name="T33"><draw:frame draw:style-name="fr1" draw:name="Object61" text:anchor-type="as-char" svg:y="-0.172in" svg:width="0.3929in" svg:height="0.2083in" draw:z-index="28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33"> </text:span><text:span text:style-name="T34">and </text:span><text:span text:style-name="T33">y is a substring of </text:span><text:span text:style-name="T33"><draw:frame draw:style-name="fr1" draw:name="Object62" text:anchor-type="as-char" svg:y="-0.172in" svg:width="0.2252in" svg:height="0.2083in" draw:z-index="29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            <text:p text:style-name="P19"><text:span text:style-name="T35">Pumping up, </text:span><text:span text:style-name="T35"><draw:frame draw:style-name="fr1" draw:name="Object63" text:anchor-type="as-char" svg:y="-0.172in" svg:width="0.6256in" svg:height="0.2075in" draw:z-index="30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5">, will not contain the three alphabets in order.</text:span></text:p>
                </text:list-item>
                <text:list-item>
                  <text:p text:style-name="P19"><text:span text:style-name="T33">v is a substring of </text:span><text:span text:style-name="T33"><draw:frame draw:style-name="fr1" draw:name="Object64" text:anchor-type="as-char" svg:y="-0.172in" svg:width="0.2307in" svg:height="0.2083in" draw:z-index="31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3"> </text:span><text:span text:style-name="T34">and </text:span><text:span text:style-name="T33">y is a substring of </text:span><text:span text:style-name="T33"><draw:frame draw:style-name="fr1" draw:name="Object65" text:anchor-type="as-char" svg:y="-0.172in" svg:width="0.3929in" svg:height="0.2083in" draw:z-index="32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            <text:p text:style-name="P19"><text:span text:style-name="T35">Pumping up, </text:span><text:span text:style-name="T35"><draw:frame draw:style-name="fr1" draw:name="Object57" text:anchor-type="as-char" svg:y="-0.172in" svg:width="0.6256in" svg:height="0.2075in" draw:z-index="3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5">, will not contain the three alphabets in order.</text:span></text:p>
                </text:list-item>
              </text:list>
            </text:list-item>
          </text:list>
        </text:list-item>
        <text:list-item>
          <text:p text:style-name="P30"><text:span text:style-name="T5">Thus </text:span><text:span text:style-name="T5"><draw:frame draw:style-name="fr1" draw:name="Object26" text:anchor-type="as-char" svg:y="-0.172in" svg:width="0.8071in" svg:height="0.2083in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"> cannot pump other strings in </text:span><text:span text:style-name="T11">B</text:span><text:span text:style-name="T5">. </text:span><text:span text:style-name="T11">B</text:span><text:span text:style-name="T5"> is not a CFL.</text:span></text:p>
        </text:list-item>
      </text:list>
      <text:p text:style-name="P4"/>
      <text:p text:style-name="P31"><draw:frame draw:style-name="fr1" draw:name="Object18" text:anchor-type="as-char" svg:y="-0.1508in" svg:width="1.4339in" svg:height="0.1957in" draw:z-index="132"><draw:object xlink:href="./Object 18" xlink:type="simple" xlink:show="embed" xlink:actuate="onLoad"/><draw:image xlink:href="./ObjectReplacements/Object 18" xlink:type="simple" xlink:show="embed" xlink:actuate="onLoad"/></draw:frame></text:p>
      <text:list xml:id="list163937033" text:style-name="L4">
        <text:list-item>
          <text:p text:style-name="P32"><text:span text:style-name="T63">Consider </text:span><text:span text:style-name="T63"><draw:frame draw:style-name="fr1" draw:name="Object90" text:anchor-type="as-char" svg:y="-0.172in" svg:width="0.9717in" svg:height="0.2075in" draw:z-index="133"><draw:object xlink:href="./Object 90" xlink:type="simple" xlink:show="embed" xlink:actuate="onLoad"/><draw:image xlink:href="./ObjectReplacements/Object 90" xlink:type="simple" xlink:show="embed" xlink:actuate="onLoad"/></draw:frame></text:span><text:span text:style-name="T63"> where </text:span><text:span text:style-name="T12">p</text:span><text:span text:style-name="T63"> is the pumping length. Obviously </text:span><text:span text:style-name="T63"><draw:frame draw:style-name="fr1" draw:name="Object91" text:anchor-type="as-char" svg:y="-0.1728in" svg:width="1.0362in" svg:height="0.2098in" draw:z-index="134"><draw:object xlink:href="./Object 91" xlink:type="simple" xlink:show="embed" xlink:actuate="onLoad"/><draw:image xlink:href="./ObjectReplacements/Object 91" xlink:type="simple" xlink:show="embed" xlink:actuate="onLoad"/></draw:frame></text:span><text:span text:style-name="T63">.</text:span></text:p>
        </text:list-item>
      </text:list>
      <text:list xml:id="list73654662" text:style-name="L5">
        <text:list-item>
          <text:p text:style-name="P33"><text:span text:style-name="T64">If </text:span><text:span text:style-name="T13">C</text:span><text:span text:style-name="T39"> is a CFL, </text:span><text:span text:style-name="T63"><draw:frame draw:style-name="fr1" draw:name="Object92" text:anchor-type="as-char" svg:y="-0.172in" svg:width="0.7201in" svg:height="0.2083in" draw:z-index="43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63"> </text:span><text:span text:style-name="T64">can be </text:span><text:span text:style-name="T43">seen as constituted of</text:span><text:span text:style-name="T64"> </text:span><text:span text:style-name="T65">five parts,</text:span><text:span text:style-name="T64"> </text:span><text:span text:style-name="T13"><draw:frame draw:style-name="fr1" draw:name="Object98" text:anchor-type="as-char" svg:y="-0.1484in" svg:width="0.4543in" svg:height="0.1839in" draw:z-index="44"><draw:object xlink:href="./Object 98" xlink:type="simple" xlink:show="embed" xlink:actuate="onLoad"/><draw:image xlink:href="./ObjectReplacements/Object 98" xlink:type="simple" xlink:show="embed" xlink:actuate="onLoad"/></draw:frame></text:span><text:span text:style-name="T13">,</text:span><text:span text:style-name="T39"> such that all other strin</text:span><text:span text:style-name="T41">g</text:span><text:span text:style-name="T39">s of </text:span><text:span text:style-name="T13">C</text:span><text:span text:style-name="T39"> can be pumped from it, i.e., </text:span><text:span text:style-name="T43"><text:s/>are in the form </text:span><text:span text:style-name="T39"><draw:frame draw:style-name="fr1" draw:name="Object93" text:anchor-type="as-char" svg:y="-0.172in" svg:width="0.5846in" svg:height="0.2075in" draw:z-index="45"><draw:object xlink:href="./Object 93" xlink:type="simple" xlink:show="embed" xlink:actuate="onLoad"/><draw:image xlink:href="./ObjectReplacements/Object 93" xlink:type="simple" xlink:show="embed" xlink:actuate="onLoad"/></draw:frame></text:span><text:span text:style-name="T39">.</text:span></text:p>
        </text:list-item>
        <text:list-item>
          <text:p text:style-name="P34"><text:span text:style-name="T39">If the pumped strings of </text:span><text:span text:style-name="T39"><draw:frame draw:style-name="fr1" draw:name="Object94" text:anchor-type="as-char" svg:y="-0.172in" svg:width="0.7201in" svg:height="0.2083in" draw:z-index="46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39"> must continue to belong to C, </text:span><text:span text:style-name="T13"><draw:frame draw:style-name="fr1" draw:name="Object99" text:anchor-type="as-char" svg:y="-0.1484in" svg:width="0.3146in" svg:height="0.1839in" draw:z-index="47"><draw:object xlink:href="./Object 99" xlink:type="simple" xlink:show="embed" xlink:actuate="onLoad"/><draw:image xlink:href="./ObjectReplacements/Object 99" xlink:type="simple" xlink:show="embed" xlink:actuate="onLoad"/></draw:frame></text:span><text:span text:style-name="T39"> must obviously straddle the midpoint of </text:span><text:span text:style-name="T39"><draw:frame draw:style-name="fr1" draw:name="Object95" text:anchor-type="as-char" svg:y="-0.172in" svg:width="0.7201in" svg:height="0.2083in" draw:z-index="4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9"> such that </text:span><text:span text:style-name="T13">v</text:span><text:span text:style-name="T39"> and </text:span><text:span text:style-name="T13">y</text:span><text:span text:style-name="T39"> pump the left </text:span><text:span text:style-name="T13">w</text:span><text:span text:style-name="T39"> and the right</text:span><text:span text:style-name="T13"> w </text:span><text:span text:style-name="T39">respectively.</text:span></text:p>
        </text:list-item>
        <text:list-item>
          <text:p text:style-name="P34"><text:span text:style-name="T42"><draw:frame draw:style-name="fr1" draw:name="Object110" text:anchor-type="as-char" svg:y="-0.1484in" svg:width="0.6299in" svg:height="0.1854in" draw:z-index="49"><draw:object xlink:href="./Object 110" xlink:type="simple" xlink:show="embed" xlink:actuate="onLoad"/><draw:image xlink:href="./ObjectReplacements/Object 110" xlink:type="simple" xlink:show="embed" xlink:actuate="onLoad"/></draw:frame></text:span><text:span text:style-name="T42"> </text:span><text:span text:style-name="T39">means that </text:span><text:span text:style-name="T13">v </text:span><text:span text:style-name="T39">consists of 1's and </text:span><text:span text:style-name="T13">y </text:span><text:span text:style-name="T39">consists of 0's </text:span><text:span text:style-name="T40">and </text:span><text:span text:style-name="T41"><draw:frame draw:style-name="fr1" draw:name="Object96" text:anchor-type="as-char" svg:y="-0.172in" svg:width="0.878in" svg:height="0.2075in" draw:z-index="50"><draw:object xlink:href="./Object 96" xlink:type="simple" xlink:show="embed" xlink:actuate="onLoad"/><draw:image xlink:href="./ObjectReplacements/Object 96" xlink:type="simple" xlink:show="embed" xlink:actuate="onLoad"/></draw:frame></text:span><text:span text:style-name="T41">.</text:span></text:p>
        </text:list-item>
        <text:list-item>
          <text:p text:style-name="P35"><text:span text:style-name="T41">Thus </text:span><text:span text:style-name="T41"><draw:frame draw:style-name="fr1" draw:name="Object97" text:anchor-type="as-char" svg:y="-0.172in" svg:width="0.9717in" svg:height="0.2075in" draw:z-index="51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41"> cannot pump other strings in </text:span><text:span text:style-name="T16">C. C</text:span><text:span text:style-name="T41"> is not a CFL.</text:span></text:p>
        </text:list-item>
      </text:list>
      <text:p text:style-name="P7"/>
      <text:p text:style-name="P37"><draw:frame draw:style-name="fr1" draw:name="Object19" text:anchor-type="as-char" svg:y="-0.172in" svg:width="1.5154in" svg:height="0.2181in" draw:z-index="135"><draw:object xlink:href="./Object 19" xlink:type="simple" xlink:show="embed" xlink:actuate="onLoad"/><draw:image xlink:href="./ObjectReplacements/Object 19" xlink:type="simple" xlink:show="embed" xlink:actuate="onLoad"/></draw:frame></text:p>
      <text:list xml:id="list1877933389" text:style-name="L6">
        <text:list-item>
          <text:p text:style-name="P40"><text:span text:style-name="T63">Consider </text:span><text:span text:style-name="T63"><draw:frame draw:style-name="fr1" draw:name="Object101" text:anchor-type="as-char" svg:y="-0.172in" svg:width="0.989in" svg:height="0.2083in" draw:z-index="137"><draw:object xlink:href="./Object 101" xlink:type="simple" xlink:show="embed" xlink:actuate="onLoad"/><draw:image xlink:href="./ObjectReplacements/Object 101" xlink:type="simple" xlink:show="embed" xlink:actuate="onLoad"/></draw:frame></text:span><text:span text:style-name="T63"> where </text:span><text:span text:style-name="T12">p</text:span><text:span text:style-name="T63"> is the pumping length. Obviously </text:span><text:span text:style-name="T63"><draw:frame draw:style-name="fr1" draw:name="Object102" text:anchor-type="as-char" svg:y="-0.1728in" svg:width="1.0362in" svg:height="0.2098in" draw:z-index="138"><draw:object xlink:href="./Object 102" xlink:type="simple" xlink:show="embed" xlink:actuate="onLoad"/><draw:image xlink:href="./ObjectReplacements/Object 102" xlink:type="simple" xlink:show="embed" xlink:actuate="onLoad"/></draw:frame></text:span><text:span text:style-name="T63">.</text:span></text:p>
        </text:list-item>
      </text:list>
      <text:list xml:id="list2027508494" text:continue-list="list73654662" text:style-name="L5">
        <text:list-item>
          <text:p text:style-name="P33"><text:span text:style-name="T64">If </text:span><text:span text:style-name="T15">D</text:span><text:span text:style-name="T39"> is a CFL, </text:span><text:span text:style-name="T63"><draw:frame draw:style-name="fr1" draw:name="Object103" text:anchor-type="as-char" svg:y="-0.172in" svg:width="0.7201in" svg:height="0.2083in" draw:z-index="52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63"> </text:span><text:span text:style-name="T64">can be </text:span><text:span text:style-name="T43">seen as constituted of</text:span><text:span text:style-name="T64"> </text:span><text:span text:style-name="T66">five</text:span><text:span text:style-name="T64"> </text:span><text:span text:style-name="T65">parts,</text:span><text:span text:style-name="T64"> </text:span><text:span text:style-name="T13"><draw:frame draw:style-name="fr1" draw:name="Object104" text:anchor-type="as-char" svg:y="-0.1484in" svg:width="0.4543in" svg:height="0.1839in" draw:z-index="53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13">,</text:span><text:span text:style-name="T39"> such that all other strin</text:span><text:span text:style-name="T41">g</text:span><text:span text:style-name="T39">s of </text:span><text:span text:style-name="T17">D</text:span><text:span text:style-name="T39"> can be pumped from it, i.e., </text:span><text:span text:style-name="T43">are in the form </text:span><text:span text:style-name="T39"><draw:frame draw:style-name="fr1" draw:name="Object105" text:anchor-type="as-char" svg:y="-0.172in" svg:width="0.5846in" svg:height="0.2075in" draw:z-index="57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39">.</text:span></text:p>
        </text:list-item>
        <text:list-item>
          <text:p text:style-name="P36"><text:span text:style-name="T39">If the pumped strings of </text:span><text:span text:style-name="T39"><draw:frame draw:style-name="fr1" draw:name="Object106" text:anchor-type="as-char" svg:y="-0.172in" svg:width="0.7201in" svg:height="0.2083in" draw:z-index="58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39"> must continue to belong to </text:span><text:span text:style-name="T14">D</text:span><text:span text:style-name="T39">, </text:span><text:span text:style-name="T13"><draw:frame draw:style-name="fr1" draw:name="Object107" text:anchor-type="as-char" svg:y="-0.1484in" svg:width="0.3146in" svg:height="0.1839in" draw:z-index="59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39"> must obviously straddle the midpoint of </text:span><text:span text:style-name="T39"><draw:frame draw:style-name="fr1" draw:name="Object108" text:anchor-type="as-char" svg:y="-0.172in" svg:width="0.7201in" svg:height="0.2083in" draw:z-index="60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39"> such that </text:span><text:span text:style-name="T13">v</text:span><text:span text:style-name="T39"> and </text:span><text:span text:style-name="T13">y</text:span><text:span text:style-name="T39"> pump the </text:span><text:span text:style-name="T42">identical left and right parts</text:span><text:span text:style-name="T13"> </text:span><text:span text:style-name="T39">respectively.</text:span></text:p>
        </text:list-item>
        <text:list-item>
          <text:p text:style-name="P36"><text:span text:style-name="T39"><draw:frame draw:style-name="fr1" draw:name="Object111" text:anchor-type="as-char" svg:y="-0.1484in" svg:width="0.6299in" svg:height="0.1854in" draw:z-index="6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39"> means that </text:span><text:span text:style-name="T13">v </text:span><text:span text:style-name="T39">consists of 1's and </text:span><text:span text:style-name="T13">y </text:span><text:span text:style-name="T39">consists of 0's </text:span><text:span text:style-name="T40">and </text:span><text:span text:style-name="T41"><draw:frame draw:style-name="fr1" draw:name="Object109" text:anchor-type="as-char" svg:y="-0.172in" svg:width="0.8953in" svg:height="0.2083in" draw:z-index="62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41">.</text:span></text:p>
        </text:list-item>
        <text:list-item>
          <text:p text:style-name="P38"><text:span text:style-name="T41">Thus </text:span><text:span text:style-name="T41"><draw:frame draw:style-name="fr1" draw:name="Object100" text:anchor-type="as-char" svg:y="-0.172in" svg:width="0.989in" svg:height="0.2083in" draw:z-index="6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41"> cannot pump other strings in </text:span><text:span text:style-name="T15">D</text:span><text:span text:style-name="T41">. </text:span><text:span text:style-name="T15">D</text:span><text:span text:style-name="T41"> is not a CFL.</text:span></text:p>
        </text:list-item>
      </text:list>
      <text:p text:style-name="P8"/>
      <text:p text:style-name="P42"><draw:frame draw:style-name="fr1" draw:name="Object20" text:anchor-type="as-char" svg:y="-0.172in" svg:width="1.6756in" svg:height="0.2181in" draw:z-index="139"><draw:object xlink:href="./Object 20" xlink:type="simple" xlink:show="embed" xlink:actuate="onLoad"/><draw:image xlink:href="./ObjectReplacements/Object 20" xlink:type="simple" xlink:show="embed" xlink:actuate="onLoad"/></draw:frame></text:p>
      <text:list xml:id="list1016153586" text:style-name="L7">
        <text:list-item>
          <text:p text:style-name="P44"><text:span text:style-name="T65">Consider </text:span><text:span text:style-name="T73"><draw:frame draw:style-name="fr1" draw:name="Object112" text:anchor-type="as-char" svg:y="-0.172in" svg:width="1.1098in" svg:height="0.2083in" draw:z-index="140"><draw:object xlink:href="./Object 112" xlink:type="simple" xlink:show="embed" xlink:actuate="onLoad"/><draw:image xlink:href="./ObjectReplacements/Object 112" xlink:type="simple" xlink:show="embed" xlink:actuate="onLoad"/></draw:frame></text:span><text:span text:style-name="T73"> </text:span><text:span text:style-name="T65">where </text:span><text:span text:style-name="T17">p </text:span><text:span text:style-name="T43">is the pumping length. Obviously </text:span><text:span text:style-name="T43"><draw:frame draw:style-name="fr1" draw:name="Object113" text:anchor-type="as-char" svg:y="-0.1728in" svg:width="1.1752in" svg:height="0.2098in" draw:z-index="141"><draw:object xlink:href="./Object 113" xlink:type="simple" xlink:show="embed" xlink:actuate="onLoad"/><draw:image xlink:href="./ObjectReplacements/Object 113" xlink:type="simple" xlink:show="embed" xlink:actuate="onLoad"/></draw:frame></text:span></text:p>
        </text:list-item>
      </text:list>
      <text:list xml:id="list1849597288" text:style-name="L8">
        <text:list-item>
          <text:p text:style-name="P43"><text:span text:style-name="T43">If </text:span><text:span text:style-name="T17">E</text:span><text:span text:style-name="T43"> is a CFL, </text:span><text:span text:style-name="T43"><draw:frame draw:style-name="fr1" draw:name="Object114" text:anchor-type="as-char" svg:y="-0.172in" svg:width="0.8598in" svg:height="0.2083in" draw:z-index="70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43"> can be seen as constituted of </text:span><text:span text:style-name="T44">five</text:span><text:span text:style-name="T43"> parts, </text:span><text:span text:style-name="T43"><draw:frame draw:style-name="fr1" draw:name="Object118" text:anchor-type="as-char" svg:y="-0.1484in" svg:width="0.4543in" svg:height="0.1839in" draw:z-index="104"><draw:object xlink:href="./Object 118" xlink:type="simple" xlink:show="embed" xlink:actuate="onLoad"/><draw:image xlink:href="./ObjectReplacements/Object 118" xlink:type="simple" xlink:show="embed" xlink:actuate="onLoad"/></draw:frame></text:span><text:span text:style-name="T43">, such that all other strings in </text:span><text:span text:style-name="T17">E </text:span><text:span text:style-name="T43"><text:s/>can be pumped from it, i.e., are in the form </text:span><text:span text:style-name="T43"><draw:frame draw:style-name="fr1" draw:name="Object119" text:anchor-type="as-char" svg:y="-0.172in" svg:width="0.5846in" svg:height="0.2075in" draw:z-index="123"><draw:object xlink:href="./Object 119" xlink:type="simple" xlink:show="embed" xlink:actuate="onLoad"/><draw:image xlink:href="./ObjectReplacements/Object 119" xlink:type="simple" xlink:show="embed" xlink:actuate="onLoad"/></draw:frame></text:span><text:span text:style-name="T43">.</text:span></text:p>
        </text:list-item>
        <text:list-item>
          <text:p text:style-name="P23"><text:span text:style-name="T67">If the pumped strings of </text:span><text:span text:style-name="T67"><draw:frame draw:style-name="fr1" draw:name="Object116" text:anchor-type="as-char" svg:y="-0.172in" svg:width="0.8598in" svg:height="0.2083in" draw:z-index="100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67"> must continue to belong to </text:span><text:span text:style-name="T18">E</text:span><text:span text:style-name="T67">, neither </text:span><text:span text:style-name="T18">v</text:span><text:span text:style-name="T67"> nor </text:span><text:span text:style-name="T18">y</text:span><text:span text:style-name="T67"> can contain </text:span><text:span text:style-name="T18">#'s, </text:span><text:span text:style-name="T67">otherwise </text:span><text:span text:style-name="T67"><draw:frame draw:style-name="fr1" draw:name="Object120" text:anchor-type="as-char" svg:y="-0.172in" svg:width="0.672in" svg:height="0.2075in" draw:z-index="105"><draw:object xlink:href="./Object 120" xlink:type="simple" xlink:show="embed" xlink:actuate="onLoad"/><draw:image xlink:href="./ObjectReplacements/Object 120" xlink:type="simple" xlink:show="embed" xlink:actuate="onLoad"/></draw:frame></text:span><text:span text:style-name="T67"> would contain more than two </text:span><text:span text:style-name="T18">#</text:span><text:span text:style-name="T67">'s.</text:span></text:p>
        </text:list-item>
        <text:list-item>
          <text:p text:style-name="P24"><text:span text:style-name="T68">Also </text:span><text:span text:style-name="T68"><draw:frame draw:style-name="fr1" draw:name="Object121" text:anchor-type="as-char" svg:y="-0.1484in" svg:width="0.6299in" svg:height="0.1854in" draw:z-index="106"><draw:object xlink:href="./Object 121" xlink:type="simple" xlink:show="embed" xlink:actuate="onLoad"/><draw:image xlink:href="./ObjectReplacements/Object 121" xlink:type="simple" xlink:show="embed" xlink:actuate="onLoad"/></draw:frame></text:span><text:span text:style-name="T68"> mean</text:span><text:span text:style-name="T69">s</text:span><text:span text:style-name="T68"> that at least one segment of </text:span><text:span text:style-name="T68"><draw:frame draw:style-name="fr1" draw:name="Object122" text:anchor-type="as-char" svg:y="-0.172in" svg:width="0.2283in" svg:height="0.2075in" draw:z-index="107"><draw:object xlink:href="./Object 122" xlink:type="simple" xlink:show="embed" xlink:actuate="onLoad"/><draw:image xlink:href="./ObjectReplacements/Object 122" xlink:type="simple" xlink:show="embed" xlink:actuate="onLoad"/></draw:frame></text:span><text:span text:style-name="T68">, </text:span><text:span text:style-name="T68"><draw:frame draw:style-name="fr1" draw:name="Object123" text:anchor-type="as-char" svg:y="-0.172in" svg:width="0.2673in" svg:height="0.2075in" draw:z-index="108"><draw:object xlink:href="./Object 123" xlink:type="simple" xlink:show="embed" xlink:actuate="onLoad"/><draw:image xlink:href="./ObjectReplacements/Object 123" xlink:type="simple" xlink:show="embed" xlink:actuate="onLoad"/></draw:frame></text:span><text:span text:style-name="T68"> and </text:span><text:span text:style-name="T68"><draw:frame draw:style-name="fr1" draw:name="Object125" text:anchor-type="as-char" svg:y="-0.172in" svg:width="0.2665in" svg:height="0.2075in" draw:z-index="129"><draw:object xlink:href="./Object 125" xlink:type="simple" xlink:show="embed" xlink:actuate="onLoad"/><draw:image xlink:href="./ObjectReplacements/Object 125" xlink:type="simple" xlink:show="embed" xlink:actuate="onLoad"/></draw:frame></text:span><text:span text:style-name="T68"> cannot be in either </text:span><text:span text:style-name="T19">v</text:span><text:span text:style-name="T68"> or </text:span><text:span text:style-name="T19">y. </text:span><text:span text:style-name="T70">This is because</text:span><text:span text:style-name="T68"> </text:span><text:span text:style-name="T68"><draw:frame draw:style-name="fr1" draw:name="Object124" text:anchor-type="as-char" svg:y="-0.172in" svg:width="0.9209in" svg:height="0.2075in" draw:z-index="109"><draw:object xlink:href="./Object 124" xlink:type="simple" xlink:show="embed" xlink:actuate="onLoad"/><draw:image xlink:href="./ObjectReplacements/Object 124" xlink:type="simple" xlink:show="embed" xlink:actuate="onLoad"/></draw:frame></text:span><text:span text:style-name="T68"> </text:span><text:span text:style-name="T70">due to the failure to maintain </text:span><text:span text:style-name="T68">the 1 : 2 : 3 length ratio of the segments.</text:span></text:p>
        </text:list-item>
        <text:list-item>
          <text:p text:style-name="P24"><text:span text:style-name="T68">Thus <text:s/></text:span><text:span text:style-name="T68"><draw:frame draw:style-name="fr1" draw:name="Object117" text:anchor-type="as-char" svg:y="-0.172in" svg:width="1.1098in" svg:height="0.2083in" draw:z-index="101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68"> cannot pump other strings in </text:span><text:span text:style-name="T19">E. E</text:span><text:span text:style-name="T68"> is not a CFL.</text:span></text:p>
        </text:list-item>
      </text:list>
      <text:p text:style-name="P26"/>
      <text:p text:style-name="P45"><text:soft-page-break/><draw:frame draw:style-name="fr1" draw:name="Object21" text:anchor-type="as-char" svg:y="-0.1508in" svg:width="3.5492in" svg:height="0.1957in" draw:z-index="142"><draw:object xlink:href="./Object 21" xlink:type="simple" xlink:show="embed" xlink:actuate="onLoad"/><draw:image xlink:href="./ObjectReplacements/Object 21" xlink:type="simple" xlink:show="embed" xlink:actuate="onLoad"/></draw:frame></text:p>
      <text:list xml:id="list1251502668" text:style-name="L9">
        <text:list-item>
          <text:p text:style-name="P50"><text:span text:style-name="T71">Consider </text:span><text:span text:style-name="T71"><draw:frame draw:style-name="fr1" draw:name="Object126" text:anchor-type="as-char" svg:y="-0.172in" svg:width="1.0984in" svg:height="0.2083in" draw:z-index="143"><draw:object xlink:href="./Object 126" xlink:type="simple" xlink:show="embed" xlink:actuate="onLoad"/><draw:image xlink:href="./ObjectReplacements/Object 126" xlink:type="simple" xlink:show="embed" xlink:actuate="onLoad"/></draw:frame></text:span><text:span text:style-name="T71"> where </text:span><text:span text:style-name="T21">p</text:span><text:span text:style-name="T71"> is the pumping length. Obviously </text:span><text:span text:style-name="T71"><draw:frame draw:style-name="fr1" draw:name="Object127" text:anchor-type="as-char" svg:y="-0.172in" svg:width="1.161in" svg:height="0.2098in" draw:z-index="144"><draw:object xlink:href="./Object 127" xlink:type="simple" xlink:show="embed" xlink:actuate="onLoad"/><draw:image xlink:href="./ObjectReplacements/Object 127" xlink:type="simple" xlink:show="embed" xlink:actuate="onLoad"/></draw:frame></text:span><text:span text:style-name="T71">.</text:span></text:p>
        </text:list-item>
      </text:list>
      <text:list xml:id="list1533865365" text:style-name="L10">
        <text:list-item>
          <text:p text:style-name="P51"><text:span text:style-name="T72">If </text:span><text:span text:style-name="T20">F</text:span><text:span text:style-name="T46"> is a CFL, </text:span><text:span text:style-name="T46"><draw:frame draw:style-name="fr1" draw:name="Object128" text:anchor-type="as-char" svg:y="-0.172in" svg:width="0.8457in" svg:height="0.2083in" draw:z-index="110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46"> </text:span><text:span text:style-name="T47">can be seen as constituted of </text:span><text:span text:style-name="T44">five</text:span><text:span text:style-name="T43"> parts, </text:span><text:span text:style-name="T43"><draw:frame draw:style-name="fr1" draw:name="Object129" text:anchor-type="as-char" svg:y="-0.1484in" svg:width="0.4543in" svg:height="0.1839in" draw:z-index="111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43">, such that all other strings in </text:span><text:span text:style-name="T17">E </text:span><text:span text:style-name="T43"><text:s/>can be pumped from it, i.e., are in the form </text:span><text:span text:style-name="T43"><draw:frame draw:style-name="fr1" draw:name="Object130" text:anchor-type="as-char" svg:y="-0.172in" svg:width="0.5846in" svg:height="0.2075in" draw:z-index="112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43">.</text:span></text:p>
        </text:list-item>
        <text:list-item>
          <text:p text:style-name="P51"><text:span text:style-name="T48">If the pumped strings of </text:span><text:span text:style-name="T48"><draw:frame draw:style-name="fr1" draw:name="Object131" text:anchor-type="as-char" svg:y="-0.172in" svg:width="0.8457in" svg:height="0.2083in" draw:z-index="113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48"> must continue to belong to </text:span><text:span text:style-name="T22">F</text:span><text:span text:style-name="T48">, neither </text:span><text:span text:style-name="T18">v</text:span><text:span text:style-name="T45"> nor </text:span><text:span text:style-name="T18">y</text:span><text:span text:style-name="T45"> can contain </text:span><text:span text:style-name="T18">#'s, </text:span><text:span text:style-name="T45">otherwise </text:span><text:span text:style-name="T45"><draw:frame draw:style-name="fr1" draw:name="Object132" text:anchor-type="as-char" svg:y="-0.172in" svg:width="0.672in" svg:height="0.2075in" draw:z-index="114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45"> would contain more than two </text:span><text:span text:style-name="T18">#</text:span><text:span text:style-name="T45">'s.</text:span></text:p>
        </text:list-item>
        <text:list-item>
          <text:p text:style-name="P25"><text:span text:style-name="T68">Also </text:span><text:span text:style-name="T68"><draw:frame draw:style-name="fr1" draw:name="Object133" text:anchor-type="as-char" svg:y="-0.1484in" svg:width="0.6299in" svg:height="0.1854in" draw:z-index="115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68"> mean</text:span><text:span text:style-name="T69">s</text:span><text:span text:style-name="T68"> that </text:span><text:span text:style-name="T74">vxy straddles # and </text:span><text:span text:style-name="T22">v </text:span><text:span text:style-name="T74">contains only </text:span><text:span text:style-name="T22">b</text:span><text:span text:style-name="T74">'s and </text:span><text:span text:style-name="T22">y</text:span><text:span text:style-name="T74"> contains only </text:span><text:span text:style-name="T22">a</text:span><text:span text:style-name="T74">'s. Hence, </text:span><text:span text:style-name="T74"><draw:frame draw:style-name="fr1" draw:name="Object134" text:anchor-type="as-char" svg:y="-0.172in" svg:width="0.9256in" svg:height="0.2083in" draw:z-index="116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74"> as there are more </text:span><text:span text:style-name="T22">b</text:span><text:span text:style-name="T74">'s to the left of </text:span><text:span text:style-name="T22">#</text:span><text:span text:style-name="T74">.</text:span></text:p>
        </text:list-item>
        <text:list-item>
          <text:p text:style-name="P25"><text:span text:style-name="T74">Thus </text:span><text:span text:style-name="T74"><draw:frame draw:style-name="fr1" draw:name="Object135" text:anchor-type="as-char" svg:y="-0.172in" svg:width="1.0957in" svg:height="0.2075in" draw:z-index="117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74"> cannot pump other strings of </text:span><text:span text:style-name="T22">F. F</text:span><text:span text:style-name="T74"> is not a CFL.</text:span></text:p>
        </text:list-item>
      </text:list>
      <text:p text:style-name="P6"/>
      <text:p text:style-name="P45"><draw:frame draw:style-name="fr1" draw:name="Object23" text:anchor-type="as-char" svg:y="-0.172in" svg:width="1.6772in" svg:height="0.2181in" draw:z-index="145"><draw:object xlink:href="./Object 23" xlink:type="simple" xlink:show="embed" xlink:actuate="onLoad"/><draw:image xlink:href="./ObjectReplacements/Object 23" xlink:type="simple" xlink:show="embed" xlink:actuate="onLoad"/></draw:frame></text:p>
      <text:list xml:id="list1414596317" text:style-name="L11">
        <text:list-item>
          <text:p text:style-name="P52"><text:span text:style-name="T1">Consider </text:span><text:span text:style-name="T1"><draw:frame draw:style-name="fr1" draw:name="Object139" text:anchor-type="as-char" svg:y="-0.172in" svg:width="0.8362in" svg:height="0.2083in" draw:z-index="146"><draw:object xlink:href="./Object 139" xlink:type="simple" xlink:show="embed" xlink:actuate="onLoad"/><draw:image xlink:href="./ObjectReplacements/Object 139" xlink:type="simple" xlink:show="embed" xlink:actuate="onLoad"/></draw:frame></text:span><text:span text:style-name="T1">, </text:span><text:span text:style-name="T2">where </text:span><text:span text:style-name="T9">p</text:span><text:span text:style-name="T2"> is the pumping length of </text:span><text:span text:style-name="T23">H</text:span><text:span text:style-name="T2">. </text:span><text:span text:style-name="T61">Obviously </text:span><text:span text:style-name="T61"><draw:frame draw:style-name="fr1" draw:name="Object140" text:anchor-type="as-char" svg:y="-0.1728in" svg:width="0.8728in" svg:height="0.2098in" draw:z-index="147"><draw:object xlink:href="./Object 140" xlink:type="simple" xlink:show="embed" xlink:actuate="onLoad"/><draw:image xlink:href="./ObjectReplacements/Object 140" xlink:type="simple" xlink:show="embed" xlink:actuate="onLoad"/></draw:frame></text:span><text:span text:style-name="T61">.</text:span></text:p>
        </text:list-item>
      </text:list>
      <text:list xml:id="list1813669278" text:continue-list="list950867508" text:style-name="L1">
        <text:list-item>
          <text:p text:style-name="P46"><text:span text:style-name="T2">If </text:span><text:span text:style-name="T23">H</text:span><text:span text:style-name="T2"> is a CFL, </text:span><text:span text:style-name="T2"><draw:frame draw:style-name="fr1" draw:name="Object136" text:anchor-type="as-char" svg:y="-0.172in" svg:width="0.5575in" svg:height="0.2083in" draw:z-index="118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2"> </text:span><text:span text:style-name="T59">can be </text:span><text:span text:style-name="T65">seen as constituted of </text:span><text:span text:style-name="T59">five parts, </text:span><text:span text:style-name="T59"><draw:frame draw:style-name="fr1" draw:name="Object137" text:anchor-type="as-char" svg:y="-0.1484in" svg:width="0.4543in" svg:height="0.1839in" draw:z-index="119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9">, </text:span><text:span text:style-name="T2">and all other strings of </text:span><text:span text:style-name="T24">H</text:span><text:span text:style-name="T10"> </text:span><text:span text:style-name="T37">can be pumped from it, i.e., </text:span><text:span text:style-name="T43"><text:s/>are in the form </text:span><text:span text:style-name="T2"><draw:frame draw:style-name="fr1" draw:name="Object138" text:anchor-type="as-char" svg:y="-0.172in" svg:width="0.5846in" svg:height="0.2075in" draw:z-index="120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2">.</text:span></text:p>
        </text:list-item>
        <text:list-item>
          <text:p text:style-name="P47"><text:span text:style-name="T75">If the pumped strings of </text:span><text:span text:style-name="T75"><draw:frame draw:style-name="fr1" draw:name="Object141" text:anchor-type="as-char" svg:y="-0.172in" svg:width="0.5575in" svg:height="0.2083in" draw:z-index="121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75"> must continue to belong to </text:span><text:span text:style-name="T24">H</text:span><text:span text:style-name="T49">, </text:span><text:span text:style-name="T25"><draw:frame draw:style-name="fr1" draw:name="Object148" text:anchor-type="as-char" svg:y="-0.1484in" svg:width="0.3146in" svg:height="0.1839in" draw:z-index="136"><draw:object xlink:href="./Object 148" xlink:type="simple" xlink:show="embed" xlink:actuate="onLoad"/><draw:image xlink:href="./ObjectReplacements/Object 148" xlink:type="simple" xlink:show="embed" xlink:actuate="onLoad"/></draw:frame></text:span><text:span text:style-name="T24"> </text:span><text:span text:style-name="T50">must straddle the initial </text:span><text:span text:style-name="T50"><draw:frame draw:style-name="fr1" draw:name="Object143" text:anchor-type="as-char" svg:y="-0.172in" svg:width="0.3909in" svg:height="0.2075in" draw:z-index="124"><draw:object xlink:href="./Object 143" xlink:type="simple" xlink:show="embed" xlink:actuate="onLoad"/><draw:image xlink:href="./ObjectReplacements/Object 143" xlink:type="simple" xlink:show="embed" xlink:actuate="onLoad"/></draw:frame></text:span><text:span text:style-name="T50"> </text:span><text:span text:style-name="T52">segment </text:span><text:span text:style-name="T50">with </text:span><text:span text:style-name="T25">v </text:span><text:span text:style-name="T50">being a substring of </text:span><text:span text:style-name="T50"><draw:frame draw:style-name="fr1" draw:name="Object144" text:anchor-type="as-char" svg:y="-0.172in" svg:width="0.2283in" svg:height="0.2075in" draw:z-index="125"><draw:object xlink:href="./Object 144" xlink:type="simple" xlink:show="embed" xlink:actuate="onLoad"/><draw:image xlink:href="./ObjectReplacements/Object 144" xlink:type="simple" xlink:show="embed" xlink:actuate="onLoad"/></draw:frame></text:span><text:span text:style-name="T50"> and </text:span><text:span text:style-name="T49">and </text:span><text:span text:style-name="T24">y </text:span><text:span text:style-name="T50">being a substring of </text:span><text:span text:style-name="T50"><draw:frame draw:style-name="fr1" draw:name="Object145" text:anchor-type="as-char" svg:y="-0.172in" svg:width="0.2244in" svg:height="0.2075in" draw:z-index="126"><draw:object xlink:href="./Object 145" xlink:type="simple" xlink:show="embed" xlink:actuate="onLoad"/><draw:image xlink:href="./ObjectReplacements/Object 145" xlink:type="simple" xlink:show="embed" xlink:actuate="onLoad"/></draw:frame></text:span><text:span text:style-name="T50"> so that when pumped up </text:span><text:span text:style-name="T50"><draw:frame draw:style-name="fr1" draw:name="Object146" text:anchor-type="as-char" svg:y="-0.1484in" svg:width="0.4291in" svg:height="0.1839in" draw:z-index="127"><draw:object xlink:href="./Object 146" xlink:type="simple" xlink:show="embed" xlink:actuate="onLoad"/><draw:image xlink:href="./ObjectReplacements/Object 146" xlink:type="simple" xlink:show="embed" xlink:actuate="onLoad"/></draw:frame></text:span><text:span text:style-name="T50">.</text:span></text:p>
        </text:list-item>
        <text:list-item>
          <text:p text:style-name="P48"><text:span text:style-name="T50">But when pumped down </text:span><text:span text:style-name="T50"><draw:frame draw:style-name="fr1" draw:name="Object147" text:anchor-type="as-char" svg:y="-0.172in" svg:width="0.9075in" svg:height="0.2075in" draw:z-index="128"><draw:object xlink:href="./Object 147" xlink:type="simple" xlink:show="embed" xlink:actuate="onLoad"/><draw:image xlink:href="./ObjectReplacements/Object 147" xlink:type="simple" xlink:show="embed" xlink:actuate="onLoad"/></draw:frame></text:span><text:span text:style-name="T51"> as </text:span><text:span text:style-name="T51"><draw:frame draw:style-name="fr1" draw:name="Object149" text:anchor-type="as-char" svg:y="-0.1484in" svg:width="0.4098in" svg:height="0.1839in" draw:z-index="130"><draw:object xlink:href="./Object 149" xlink:type="simple" xlink:show="embed" xlink:actuate="onLoad"/><draw:image xlink:href="./ObjectReplacements/Object 149" xlink:type="simple" xlink:show="embed" xlink:actuate="onLoad"/></draw:frame></text:span><text:span text:style-name="T51"> but </text:span><text:span text:style-name="T51"><draw:frame draw:style-name="fr1" draw:name="Object150" text:anchor-type="as-char" svg:y="-0.1484in" svg:width="0.4465in" svg:height="0.1839in" draw:z-index="131"><draw:object xlink:href="./Object 150" xlink:type="simple" xlink:show="embed" xlink:actuate="onLoad"/><draw:image xlink:href="./ObjectReplacements/Object 150" xlink:type="simple" xlink:show="embed" xlink:actuate="onLoad"/></draw:frame></text:span><text:span text:style-name="T51">.</text:span></text:p>
        </text:list-item>
        <text:list-item>
          <text:p text:style-name="P48"><text:span text:style-name="T51">Thus </text:span><text:span text:style-name="T24"><text:s/></text:span><text:span text:style-name="T24"><draw:frame draw:style-name="fr1" draw:name="Object142" text:anchor-type="as-char" svg:y="-0.172in" svg:width="0.8362in" svg:height="0.2083in" draw:z-index="122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24"> </text:span><text:span text:style-name="T51">cannot pump other string of </text:span><text:span text:style-name="T26">H. H</text:span><text:span text:style-name="T51"> is not a CFL.</text:span></text:p>
        </text:list-item>
      </text:list>
      <text:p text:style-name="P27"/>
      <text:p text:style-name="P5"><draw:a xlink:type="simple" xlink:href="../../../extensions.list"><draw:frame draw:style-name="fr1" draw:name="/HOME/KEMPA/EXTENSIONS.LIST" text:anchor-type="as-char" svg:y="-0.172in" svg:width="4.5862in" svg:height="0.2335in" draw:z-index="148"><draw:object xlink:href="./Object 22" xlink:type="simple" xlink:show="embed" xlink:actuate="onLoad"/><draw:image xlink:href="./ObjectReplacements/Object 22" xlink:type="simple" xlink:show="embed" xlink:actuate="onLoad"/></draw:frame></draw:a></text:p>
      <text:list xml:id="list1776947096" text:continue-list="list1877933389" text:style-name="L6">
        <text:list-item>
          <text:p text:style-name="P41"><text:span text:style-name="T63">Consider </text:span><text:span text:style-name="T63"><draw:frame draw:style-name="fr1" draw:name="Object152" text:anchor-type="as-char" svg:y="-0.172in" svg:width="1.0882in" svg:height="0.2083in" draw:z-index="149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63"> where </text:span><text:span text:style-name="T12">p</text:span><text:span text:style-name="T63"> is the pumping length. Obviously </text:span><text:span text:style-name="T63"><draw:frame draw:style-name="fr1" draw:name="Object153" text:anchor-type="as-char" svg:y="-0.1728in" svg:width="1.1465in" svg:height="0.2098in" draw:z-index="150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63">.</text:span></text:p>
        </text:list-item>
      </text:list>
      <text:list xml:id="list265253610" text:style-name="L12">
        <text:list-item>
          <text:p text:style-name="P53"><text:span text:style-name="T64">If </text:span><text:span text:style-name="T27">G</text:span><text:span text:style-name="T39"> is a CFL, </text:span><text:span text:style-name="T39"><draw:frame draw:style-name="fr1" draw:name="Object154" text:anchor-type="as-char" svg:y="-0.172in" svg:width="0.8311in" svg:height="0.2083in" draw:z-index="157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63"> </text:span><text:span text:style-name="T64">can be </text:span><text:span text:style-name="T43">seen as constituted of</text:span><text:span text:style-name="T64"> </text:span><text:span text:style-name="T66">five</text:span><text:span text:style-name="T64"> </text:span><text:span text:style-name="T65">parts,</text:span><text:span text:style-name="T64"> </text:span><text:span text:style-name="T13"><draw:frame draw:style-name="fr1" draw:name="Object155" text:anchor-type="as-char" svg:y="-0.1484in" svg:width="0.4543in" svg:height="0.1839in" draw:z-index="151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3">,</text:span><text:span text:style-name="T39"> such that all other strin</text:span><text:span text:style-name="T41">g</text:span><text:span text:style-name="T39">s of </text:span><text:span text:style-name="T27">G</text:span><text:span text:style-name="T39"> can be pumped from it, i.e., </text:span><text:span text:style-name="T43">are in the form </text:span><text:span text:style-name="T39"><draw:frame draw:style-name="fr1" draw:name="Object156" text:anchor-type="as-char" svg:y="-0.172in" svg:width="0.5846in" svg:height="0.2075in" draw:z-index="152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39">.</text:span></text:p>
        </text:list-item>
        <text:list-item>
          <text:p text:style-name="P53"><text:span text:style-name="T39">If the pumped strings of </text:span><text:span text:style-name="T39"><draw:frame draw:style-name="fr1" draw:name="Object157" text:anchor-type="as-char" svg:y="-0.172in" svg:width="0.8311in" svg:height="0.2083in" draw:z-index="153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39"> must continue to belong to </text:span><text:span text:style-name="T28">G</text:span><text:span text:style-name="T39">, </text:span><text:span text:style-name="T13"><draw:frame draw:style-name="fr1" draw:name="Object158" text:anchor-type="as-char" svg:y="-0.1484in" svg:width="0.3146in" svg:height="0.1839in" draw:z-index="154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39"> must obviously straddle </text:span><text:span text:style-name="T28"># </text:span><text:span text:style-name="T53">suc</text:span><text:span text:style-name="T39">h that </text:span><text:span text:style-name="T13">v</text:span><text:span text:style-name="T39"> and </text:span><text:span text:style-name="T13">y</text:span><text:span text:style-name="T39"> pump the </text:span><text:span text:style-name="T42">identical left and right parts</text:span><text:span text:style-name="T13"> </text:span><text:span text:style-name="T39">respectively.</text:span></text:p>
        </text:list-item>
        <text:list-item>
          <text:p text:style-name="P53"><text:span text:style-name="T53">But, </text:span><text:span text:style-name="T39"><draw:frame draw:style-name="fr1" draw:name="Object160" text:anchor-type="as-char" svg:y="-0.1484in" svg:width="0.6299in" svg:height="0.1854in" draw:z-index="155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39"> means that </text:span><text:span text:style-name="T13">v </text:span><text:span text:style-name="T39">consists of 1's and </text:span><text:span text:style-name="T13">y </text:span><text:span text:style-name="T39">consists of 0's </text:span><text:span text:style-name="T40">and </text:span><text:span text:style-name="T41"><draw:frame draw:style-name="fr1" draw:name="Object161" text:anchor-type="as-char" svg:y="-0.172in" svg:width="0.8839in" svg:height="0.2083in" draw:z-index="156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41">.</text:span></text:p>
        </text:list-item>
        <text:list-item>
          <text:p text:style-name="P39"><text:span text:style-name="T41">Thus </text:span><text:span text:style-name="T41"><draw:frame draw:style-name="fr1" draw:name="Object151" text:anchor-type="as-char" svg:y="-0.172in" svg:width="1.0882in" svg:height="0.2083in" draw:z-index="158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41"> cannot pump other strings in </text:span><text:span text:style-name="T54">G</text:span><text:span text:style-name="T41">. </text:span><text:span text:style-name="T54">G</text:span><text:span text:style-name="T41"> is not a CFL.</text:span></text:p>
        </text:list-item>
      </text:list>
      <text:p text:style-name="P10"/>
      <text:p text:style-name="P54"><draw:frame draw:style-name="fr1" draw:name="Object24" text:anchor-type="as-char" svg:y="-0.172in" svg:width="2.4728in" svg:height="0.2181in" draw:z-index="164"><draw:object xlink:href="./Object 24" xlink:type="simple" xlink:show="embed" xlink:actuate="onLoad"/><draw:image xlink:href="./ObjectReplacements/Object 24" xlink:type="simple" xlink:show="embed" xlink:actuate="onLoad"/></draw:frame></text:p>
      <text:list xml:id="list781774656" text:style-name="L13">
        <text:list-item>
          <text:p text:style-name="P55"><text:span text:style-name="T1">Consider </text:span><text:span text:style-name="T1"><draw:frame draw:style-name="fr1" draw:name="Object22" text:anchor-type="as-char" svg:y="-0.172in" svg:width="0.7693in" svg:height="0.2083in" draw:z-index="166"><draw:object xlink:href="./Object 159" xlink:type="simple" xlink:show="embed" xlink:actuate="onLoad"/><draw:image xlink:href="./ObjectReplacements/Object 159" xlink:type="simple" xlink:show="embed" xlink:actuate="onLoad"/></draw:frame></text:span><text:span text:style-name="T1">, </text:span><text:span text:style-name="T2">where </text:span><text:span text:style-name="T9">p</text:span><text:span text:style-name="T2"> is the pumping length of </text:span><text:span text:style-name="T29">I</text:span><text:span text:style-name="T2">. </text:span><text:span text:style-name="T61">Obviously </text:span><text:span text:style-name="T61"><draw:frame draw:style-name="fr1" draw:name="Object159" text:anchor-type="as-char" svg:y="-0.1728in" svg:width="0.8728in" svg:height="0.2098in" draw:z-index="169"><draw:object xlink:href="./Object 162" xlink:type="simple" xlink:show="embed" xlink:actuate="onLoad"/><draw:image xlink:href="./ObjectReplacements/Object 162" xlink:type="simple" xlink:show="embed" xlink:actuate="onLoad"/></draw:frame></text:span><text:span text:style-name="T61">.</text:span></text:p>
        </text:list-item>
      </text:list>
      <text:list xml:id="list396439526" text:style-name="L14">
        <text:list-item>
          <text:p text:style-name="P49"><text:span text:style-name="T2">If </text:span><text:span text:style-name="T30">I</text:span><text:span text:style-name="T2"> is a CFL, </text:span><text:span text:style-name="T2"><draw:frame draw:style-name="fr1" draw:name="Object162" text:anchor-type="as-char" svg:y="-0.172in" svg:width="0.5575in" svg:height="0.2083in" draw:z-index="159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2"> </text:span><text:span text:style-name="T59">can be </text:span><text:span text:style-name="T65">seen as constituted of </text:span><text:span text:style-name="T59">five parts, </text:span><text:span text:style-name="T59"><draw:frame draw:style-name="fr1" draw:name="Object163" text:anchor-type="as-char" svg:y="-0.1484in" svg:width="0.4543in" svg:height="0.1839in" draw:z-index="16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9">, </text:span><text:span text:style-name="T2">and all other strings of </text:span><text:span text:style-name="T30">I</text:span><text:span text:style-name="T10"> </text:span><text:span text:style-name="T37">can be pumped from it, i.e., </text:span><text:span text:style-name="T43"><text:s/>are in the form </text:span><text:span text:style-name="T2"><draw:frame draw:style-name="fr1" draw:name="Object164" text:anchor-type="as-char" svg:y="-0.172in" svg:width="0.5846in" svg:height="0.2075in" draw:z-index="161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2">.</text:span></text:p>
        </text:list-item>
        <text:list-item>
          <text:p text:style-name="P49"><text:span text:style-name="T75">If the pumped strings of </text:span><text:span text:style-name="T75"><draw:frame draw:style-name="fr1" draw:name="Object165" text:anchor-type="as-char" svg:y="-0.172in" svg:width="0.5575in" svg:height="0.2083in" draw:z-index="162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75"> must continue to belong to </text:span><text:span text:style-name="T31">I</text:span><text:span text:style-name="T49">, </text:span><text:span text:style-name="T31">v</text:span><text:span text:style-name="T55"> must be the substring of the initial </text:span><text:span text:style-name="T55"><draw:frame draw:style-name="fr1" draw:name="Object167" text:anchor-type="as-char" svg:y="-0.172in" svg:width="0.2283in" svg:height="0.2075in" draw:z-index="168"><draw:object xlink:href="./Object 168" xlink:type="simple" xlink:show="embed" xlink:actuate="onLoad"/><draw:image xlink:href="./ObjectReplacements/Object 168" xlink:type="simple" xlink:show="embed" xlink:actuate="onLoad"/></draw:frame></text:span><text:span text:style-name="T55"> </text:span><text:span text:style-name="T49">and </text:span><text:span text:style-name="T24">y </text:span><text:span text:style-name="T50">being a substring of </text:span><text:span text:style-name="T56">later </text:span><text:span text:style-name="T56"><draw:frame draw:style-name="fr1" draw:name="Object166" text:anchor-type="as-char" svg:y="-0.172in" svg:width="0.2283in" svg:height="0.2075in" draw:z-index="165"><draw:object xlink:href="./Object 167" xlink:type="simple" xlink:show="embed" xlink:actuate="onLoad"/><draw:image xlink:href="./ObjectReplacements/Object 167" xlink:type="simple" xlink:show="embed" xlink:actuate="onLoad"/></draw:frame></text:span><text:span text:style-name="T50">.</text:span></text:p>
        </text:list-item>
        <text:list-item>
          <text:p text:style-name="P49"><text:span text:style-name="T57">But this is not possible as </text:span><text:span text:style-name="T57"><draw:frame draw:style-name="fr1" draw:name="Object168" text:anchor-type="as-char" svg:y="-0.1484in" svg:width="0.6299in" svg:height="0.1854in" draw:z-index="167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51">.</text:span></text:p>
        </text:list-item>
        <text:list-item>
          <text:p text:style-name="P49"><text:span text:style-name="T51">Thus</text:span><text:span text:style-name="T24"> </text:span><text:span text:style-name="T24"><draw:frame draw:style-name="fr1" draw:name="Object174" text:anchor-type="as-char" svg:y="-0.172in" svg:width="0.7693in" svg:height="0.2083in" draw:z-index="163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24"> </text:span><text:span text:style-name="T51">cannot pump other string of </text:span><text:span text:style-name="T32">I</text:span><text:span text:style-name="T26">. </text:span><text:span text:style-name="T32">I</text:span><text:span text:style-name="T51"> is not a CF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1-17T16:24:48</meta:creation-date>
    <dc:date>2013-01-18T13:04:17</dc:date>
    <dc:creator>Kempa </dc:creator>
    <meta:editing-duration>PT9H29M15S</meta:editing-duration>
    <meta:editing-cycles>49</meta:editing-cycles>
    <meta:generator>LibreOffice/3.6$Linux_x86 LibreOffice_project/360m1$Build-2</meta:generator>
    <meta:document-statistic meta:table-count="0" meta:image-count="0" meta:object-count="170" meta:page-count="3" meta:paragraph-count="100" meta:word-count="1392" meta:character-count="6585" meta:non-whitespace-character-count="5082"/>
  </office:meta>
</office:document-meta>
</file>

<file path=Object 1/content.xml><?xml version="1.0" encoding="utf-8"?>
<math xmlns="http://www.w3.org/1998/Math/MathML">
  <semantics>
    <mrow>
      <mstyle mathvariant="bold">
        <mrow>
          <mrow>
            <mrow>
              <mi>A</mi>
              <mo stretchy="false">=</mo>
              <mo stretchy="false">{</mo>
            </mrow>
            <msup>
              <mi>a</mi>
              <mi>n</mi>
            </msup>
            <msup>
              <mi>b</mi>
              <mi>n</mi>
            </msup>
            <mrow>
              <mrow>
                <msup>
                  <mi>c</mi>
                  <mi>n</mi>
                </msup>
                <mo stretchy="false">∣</mo>
                <mi>n</mi>
              </mrow>
              <mo stretchy="false">≥</mo>
              <mn>0</mn>
            </mrow>
            <mo stretchy="false">}</mo>
          </mrow>
        </mrow>
      </mstyle>
    </mrow>
    <annotation encoding="StarMath 5.0">bold {A = \{ a^n b^n c^n divides n ge 0\}}</annotation>
  </semantics>
</math>
</file>

<file path=Object 10/content.xml><?xml version="1.0" encoding="utf-8"?>
<math xmlns="http://www.w3.org/1998/Math/MathML">
  <semantics>
    <mrow>
      <mi>v</mi>
    </mrow>
    <annotation encoding="StarMath 5.0">v </annotation>
  </semantics>
</math>
</file>

<file path=Object 100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  <mrow>
        <msup>
          <mn>1</mn>
          <mi>p</mi>
        </msup>
        <mo stretchy="false">∈</mo>
        <mi>D</mi>
      </mrow>
    </mrow>
    <annotation encoding="StarMath 5.0">0 ^ p 1^ p 0 ^ p 1^p in D</annotation>
  </semantics>
</math>
</file>

<file path=Object 101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  <mrow>
        <msup>
          <mn>1</mn>
          <mi>p</mi>
        </msup>
        <mo stretchy="false">∈</mo>
        <mi>D</mi>
      </mrow>
    </mrow>
    <annotation encoding="StarMath 5.0">0 ^ p 1^ p 0 ^ p 1^p in D</annotation>
  </semantics>
</math>
</file>

<file path=Object 102/content.xml><?xml version="1.0" encoding="utf-8"?>
<math xmlns="http://www.w3.org/1998/Math/MathML">
  <semantics>
    <mrow>
      <mrow>
        <mfenced open="∣" close="∣">
          <mrow>
            <msup>
              <mn>0</mn>
              <mi>p</mi>
            </msup>
            <msup>
              <mn>1</mn>
              <mi>p</mi>
            </msup>
            <msup>
              <mn>0</mn>
              <mi>p</mi>
            </msup>
            <msup>
              <mn>1</mn>
              <mi>p</mi>
            </msup>
          </mrow>
        </mfenced>
        <mo stretchy="false">≥</mo>
        <mi>p</mi>
      </mrow>
    </mrow>
    <annotation encoding="StarMath 5.0">abs {0 ^ p 1^ p 0 ^ p 1^p} ge p</annotation>
  </semantics>
</math>
</file>

<file path=Object 103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  <msup>
        <mn>1</mn>
        <mi>p</mi>
      </msup>
    </mrow>
    <annotation encoding="StarMath 5.0">0 ^ p 1^ p 0 ^ p 1^p</annotation>
  </semantics>
</math>
</file>

<file path=Object 104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105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106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  <msup>
        <mn>1</mn>
        <mi>p</mi>
      </msup>
    </mrow>
    <annotation encoding="StarMath 5.0">0 ^ p 1^ p 0 ^ p 1^p</annotation>
  </semantics>
</math>
</file>

<file path=Object 107/content.xml><?xml version="1.0" encoding="utf-8"?>
<math xmlns="http://www.w3.org/1998/Math/MathML">
  <semantics>
    <mrow>
      <mi mathvariant="italic">vxy</mi>
    </mrow>
    <annotation encoding="StarMath 5.0">vxy</annotation>
  </semantics>
</math>
</file>

<file path=Object 108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  <msup>
        <mn>1</mn>
        <mi>p</mi>
      </msup>
    </mrow>
    <annotation encoding="StarMath 5.0">0 ^ p 1^ p 0 ^ p 1^p</annotation>
  </semantics>
</math>
</file>

<file path=Object 109/content.xml><?xml version="1.0" encoding="utf-8"?>
<math xmlns="http://www.w3.org/1998/Math/MathML">
  <semantics>
    <mrow>
      <msup>
        <mi mathvariant="italic">uv</mi>
        <mn>2</mn>
      </msup>
      <msup>
        <mi mathvariant="italic">xy</mi>
        <mn>2</mn>
      </msup>
      <mrow>
        <mi>z</mi>
        <mo stretchy="false">∉</mo>
        <mi>D</mi>
      </mrow>
    </mrow>
    <annotation encoding="StarMath 5.0">uv^2 xy^2 z notin D</annotation>
  </semantics>
</math>
</file>

<file path=Object 11/content.xml><?xml version="1.0" encoding="utf-8"?>
<math xmlns="http://www.w3.org/1998/Math/MathML">
  <semantics>
    <mrow>
      <mi>y</mi>
    </mrow>
    <annotation encoding="StarMath 5.0">y</annotation>
  </semantics>
</math>
</file>

<file path=Object 110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abs vxy le p</annotation>
  </semantics>
</math>
</file>

<file path=Object 111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abs vxy le p</annotation>
  </semantics>
</math>
</file>

<file path=Object 112/content.xml><?xml version="1.0" encoding="utf-8"?>
<math xmlns="http://www.w3.org/1998/Math/MathML">
  <semantics>
    <mrow>
      <msup>
        <mn>0</mn>
        <mi>p</mi>
      </msup>
      <mtext>#</mtext>
      <msup>
        <mn>0</mn>
        <mn>2p</mn>
      </msup>
      <mtext>#</mtext>
      <mrow>
        <msup>
          <mn>0</mn>
          <mn>3p</mn>
        </msup>
        <mo stretchy="false">∈</mo>
        <mi>E</mi>
      </mrow>
    </mrow>
    <annotation encoding="StarMath 5.0">0^p "#" 0^2p "#" 0^3p in E</annotation>
  </semantics>
</math>
</file>

<file path=Object 113/content.xml><?xml version="1.0" encoding="utf-8"?>
<math xmlns="http://www.w3.org/1998/Math/MathML">
  <semantics>
    <mrow>
      <mrow>
        <mfenced open="∣" close="∣">
          <mrow>
            <msup>
              <mn>0</mn>
              <mi>p</mi>
            </msup>
            <mtext>#</mtext>
            <msup>
              <mn>0</mn>
              <mn>2p</mn>
            </msup>
            <mtext>#</mtext>
            <msup>
              <mn>0</mn>
              <mn>3p</mn>
            </msup>
          </mrow>
        </mfenced>
        <mo stretchy="false">≥</mo>
        <mi>p</mi>
      </mrow>
    </mrow>
    <annotation encoding="StarMath 5.0">abs {0^p "#" 0^2p "#" 0^3p} ge p</annotation>
  </semantics>
</math>
</file>

<file path=Object 114/content.xml><?xml version="1.0" encoding="utf-8"?>
<math xmlns="http://www.w3.org/1998/Math/MathML">
  <semantics>
    <mrow>
      <msup>
        <mn>0</mn>
        <mi>p</mi>
      </msup>
      <mtext>#</mtext>
      <msup>
        <mn>0</mn>
        <mn>2p</mn>
      </msup>
      <mtext>#</mtext>
      <msup>
        <mn>0</mn>
        <mn>3p</mn>
      </msup>
    </mrow>
    <annotation encoding="StarMath 5.0">0^p "#" 0^2p "#" 0^3p</annotation>
  </semantics>
</math>
</file>

<file path=Object 115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116/content.xml><?xml version="1.0" encoding="utf-8"?>
<math xmlns="http://www.w3.org/1998/Math/MathML">
  <semantics>
    <mrow>
      <msup>
        <mn>0</mn>
        <mi>p</mi>
      </msup>
      <mtext>#</mtext>
      <msup>
        <mn>0</mn>
        <mn>2p</mn>
      </msup>
      <mtext>#</mtext>
      <msup>
        <mn>0</mn>
        <mn>3p</mn>
      </msup>
    </mrow>
    <annotation encoding="StarMath 5.0">0^p "#" 0^2p "#" 0^3p</annotation>
  </semantics>
</math>
</file>

<file path=Object 117/content.xml><?xml version="1.0" encoding="utf-8"?>
<math xmlns="http://www.w3.org/1998/Math/MathML">
  <semantics>
    <mrow>
      <msup>
        <mn>0</mn>
        <mi>p</mi>
      </msup>
      <mtext>#</mtext>
      <msup>
        <mn>0</mn>
        <mn>2p</mn>
      </msup>
      <mtext>#</mtext>
      <mrow>
        <msup>
          <mn>0</mn>
          <mn>3p</mn>
        </msup>
        <mo stretchy="false">∈</mo>
        <mi>E</mi>
      </mrow>
    </mrow>
    <annotation encoding="StarMath 5.0">0^p "#" 0^2p "#" 0^3p in E</annotation>
  </semantics>
</math>
</file>

<file path=Object 118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119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12/content.xml><?xml version="1.0" encoding="utf-8"?>
<math xmlns="http://www.w3.org/1998/Math/MathML">
  <semantics>
    <mrow>
      <msup>
        <mi>a</mi>
        <mi>p</mi>
      </msup>
      <msup>
        <mi>b</mi>
        <mi>p</mi>
      </msup>
      <msup>
        <mi>c</mi>
        <mi>p</mi>
      </msup>
    </mrow>
    <annotation encoding="StarMath 5.0">a^p b^p c^p</annotation>
  </semantics>
</math>
</file>

<file path=Object 120/content.xml><?xml version="1.0" encoding="utf-8"?>
<math xmlns="http://www.w3.org/1998/Math/MathML">
  <semantics>
    <mrow>
      <msup>
        <mi mathvariant="italic">uv</mi>
        <mn>2</mn>
      </msup>
      <mi>x</mi>
      <msup>
        <mi>y</mi>
        <mn>2</mn>
      </msup>
      <mi>z</mi>
    </mrow>
    <annotation encoding="StarMath 5.0">uv^2 x y^2 z</annotation>
  </semantics>
</math>
</file>

<file path=Object 121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 abs vxy le p</annotation>
  </semantics>
</math>
</file>

<file path=Object 122/content.xml><?xml version="1.0" encoding="utf-8"?>
<math xmlns="http://www.w3.org/1998/Math/MathML">
  <semantics>
    <mrow>
      <msup>
        <mn>0</mn>
        <mi>p</mi>
      </msup>
    </mrow>
    <annotation encoding="StarMath 5.0">0^p</annotation>
  </semantics>
</math>
</file>

<file path=Object 123/content.xml><?xml version="1.0" encoding="utf-8"?>
<math xmlns="http://www.w3.org/1998/Math/MathML">
  <semantics>
    <mrow>
      <msup>
        <mn>0</mn>
        <mn>2p</mn>
      </msup>
    </mrow>
    <annotation encoding="StarMath 5.0">0^2p</annotation>
  </semantics>
</math>
</file>

<file path=Object 124/content.xml><?xml version="1.0" encoding="utf-8"?>
<math xmlns="http://www.w3.org/1998/Math/MathML">
  <semantics>
    <mrow>
      <msup>
        <mi mathvariant="italic">uv</mi>
        <mn>2</mn>
      </msup>
      <mi>x</mi>
      <msup>
        <mi>y</mi>
        <mn>2</mn>
      </msup>
      <mrow>
        <mi>z</mi>
        <mo stretchy="false">∉</mo>
        <mi>E</mi>
      </mrow>
    </mrow>
    <annotation encoding="StarMath 5.0">uv^2 x y^2 z notin E</annotation>
  </semantics>
</math>
</file>

<file path=Object 125/content.xml><?xml version="1.0" encoding="utf-8"?>
<math xmlns="http://www.w3.org/1998/Math/MathML">
  <semantics>
    <mrow>
      <msup>
        <mn>0</mn>
        <mn>3p</mn>
      </msup>
    </mrow>
    <annotation encoding="StarMath 5.0">0^3p</annotation>
  </semantics>
</math>
</file>

<file path=Object 126/content.xml><?xml version="1.0" encoding="utf-8"?>
<math xmlns="http://www.w3.org/1998/Math/MathML">
  <semantics>
    <mrow>
      <msup>
        <mi>a</mi>
        <mi>p</mi>
      </msup>
      <msup>
        <mi>b</mi>
        <mi>p</mi>
      </msup>
      <mtext>#</mtext>
      <msup>
        <mi>a</mi>
        <mi>p</mi>
      </msup>
      <mrow>
        <msup>
          <mi>b</mi>
          <mi>p</mi>
        </msup>
        <mo stretchy="false">∈</mo>
        <mi>F</mi>
      </mrow>
    </mrow>
    <annotation encoding="StarMath 5.0">a^p b^p "#" a^p b^p in F</annotation>
  </semantics>
</math>
</file>

<file path=Object 127/content.xml><?xml version="1.0" encoding="utf-8"?>
<math xmlns="http://www.w3.org/1998/Math/MathML">
  <semantics>
    <mrow>
      <mrow>
        <mfenced open="∣" close="∣">
          <mrow>
            <msup>
              <mi>a</mi>
              <mi>p</mi>
            </msup>
            <msup>
              <mi>b</mi>
              <mi>p</mi>
            </msup>
            <mtext>#</mtext>
            <msup>
              <mi>a</mi>
              <mi>p</mi>
            </msup>
            <msup>
              <mi>b</mi>
              <mi>p</mi>
            </msup>
          </mrow>
        </mfenced>
        <mo stretchy="false">≥</mo>
        <mi>p</mi>
      </mrow>
    </mrow>
    <annotation encoding="StarMath 5.0">abs {a^p b^p "#" a^p b^p } ge p</annotation>
  </semantics>
</math>
</file>

<file path=Object 128/content.xml><?xml version="1.0" encoding="utf-8"?>
<math xmlns="http://www.w3.org/1998/Math/MathML">
  <semantics>
    <mrow>
      <msup>
        <mi>a</mi>
        <mi>p</mi>
      </msup>
      <msup>
        <mi>b</mi>
        <mi>p</mi>
      </msup>
      <mtext>#</mtext>
      <msup>
        <mi>a</mi>
        <mi>p</mi>
      </msup>
      <msup>
        <mi>b</mi>
        <mi>p</mi>
      </msup>
    </mrow>
    <annotation encoding="StarMath 5.0">a^p b^p "#" a^p b^p</annotation>
  </semantics>
</math>
</file>

<file path=Object 129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13/content.xml><?xml version="1.0" encoding="utf-8"?>
<math xmlns="http://www.w3.org/1998/Math/MathML">
  <semantics>
    <mrow>
      <mrow>
        <mfenced open="∣" close="∣">
          <mrow>
            <msup>
              <mi>a</mi>
              <mi>p</mi>
            </msup>
            <msup>
              <mi>b</mi>
              <mi>p</mi>
            </msup>
            <msup>
              <mi>c</mi>
              <mi>p</mi>
            </msup>
          </mrow>
        </mfenced>
        <mo stretchy="false">≥</mo>
        <mi>p</mi>
      </mrow>
    </mrow>
    <annotation encoding="StarMath 5.0">abs {a^p b^p c^p } ge p</annotation>
  </semantics>
</math>
</file>

<file path=Object 130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131/content.xml><?xml version="1.0" encoding="utf-8"?>
<math xmlns="http://www.w3.org/1998/Math/MathML">
  <semantics>
    <mrow>
      <msup>
        <mi>a</mi>
        <mi>p</mi>
      </msup>
      <msup>
        <mi>b</mi>
        <mi>p</mi>
      </msup>
      <mtext>#</mtext>
      <msup>
        <mi>a</mi>
        <mi>p</mi>
      </msup>
      <msup>
        <mi>b</mi>
        <mi>p</mi>
      </msup>
    </mrow>
    <annotation encoding="StarMath 5.0">a^p b^p "#" a^p b^p</annotation>
  </semantics>
</math>
</file>

<file path=Object 132/content.xml><?xml version="1.0" encoding="utf-8"?>
<math xmlns="http://www.w3.org/1998/Math/MathML">
  <semantics>
    <mrow>
      <msup>
        <mi mathvariant="italic">uv</mi>
        <mn>2</mn>
      </msup>
      <mi>x</mi>
      <msup>
        <mi>y</mi>
        <mn>2</mn>
      </msup>
      <mi>z</mi>
    </mrow>
    <annotation encoding="StarMath 5.0">uv^2 x y^2 z</annotation>
  </semantics>
</math>
</file>

<file path=Object 133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 abs vxy le p</annotation>
  </semantics>
</math>
</file>

<file path=Object 134/content.xml><?xml version="1.0" encoding="utf-8"?>
<math xmlns="http://www.w3.org/1998/Math/MathML">
  <semantics>
    <mrow>
      <msup>
        <mi mathvariant="italic">uv</mi>
        <mn>2</mn>
      </msup>
      <mi>x</mi>
      <msup>
        <mi>y</mi>
        <mn>2</mn>
      </msup>
      <mrow>
        <mi>z</mi>
        <mo stretchy="false">∉</mo>
        <mi>F</mi>
      </mrow>
    </mrow>
    <annotation encoding="StarMath 5.0">uv^2 x y^2 z notin F</annotation>
  </semantics>
</math>
</file>

<file path=Object 135/content.xml><?xml version="1.0" encoding="utf-8"?>
<math xmlns="http://www.w3.org/1998/Math/MathML">
  <semantics>
    <mrow>
      <msup>
        <mi>a</mi>
        <mi>p</mi>
      </msup>
      <msup>
        <mi>b</mi>
        <mi>p</mi>
      </msup>
      <mtext>#</mtext>
      <msup>
        <mi>a</mi>
        <mi>p</mi>
      </msup>
      <mrow>
        <msup>
          <mi>b</mi>
          <mi>p</mi>
        </msup>
        <mo stretchy="false">∈</mo>
        <mi>F</mi>
      </mrow>
    </mrow>
    <annotation encoding="StarMath 5.0">a^p b^p "#" a^p b^p in F</annotation>
  </semantics>
</math>
</file>

<file path=Object 136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</mrow>
    <annotation encoding="StarMath 5.0">0^p 1^p 0^p</annotation>
  </semantics>
</math>
</file>

<file path=Object 137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138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139/content.xml><?xml version="1.0" encoding="utf-8"?>
<math xmlns="http://www.w3.org/1998/Math/MathML">
  <semantics>
    <mrow>
      <msup>
        <mn>0</mn>
        <mi>p</mi>
      </msup>
      <msup>
        <mn>1</mn>
        <mi>p</mi>
      </msup>
      <mrow>
        <msup>
          <mn>0</mn>
          <mi>p</mi>
        </msup>
        <mo stretchy="false">∈</mo>
        <mi>H</mi>
      </mrow>
    </mrow>
    <annotation encoding="StarMath 5.0">0^p 1^p 0^p in H</annotation>
  </semantics>
</math>
</file>

<file path=Object 14/content.xml><?xml version="1.0" encoding="utf-8"?>
<math xmlns="http://www.w3.org/1998/Math/MathML">
  <semantics>
    <mrow>
      <mi>v</mi>
    </mrow>
    <annotation encoding="StarMath 5.0">v </annotation>
  </semantics>
</math>
</file>

<file path=Object 140/content.xml><?xml version="1.0" encoding="utf-8"?>
<math xmlns="http://www.w3.org/1998/Math/MathML">
  <semantics>
    <mrow>
      <mrow>
        <mfenced open="∣" close="∣">
          <mrow>
            <msup>
              <mn>0</mn>
              <mi>p</mi>
            </msup>
            <msup>
              <mn>1</mn>
              <mi>p</mi>
            </msup>
            <msup>
              <mn>0</mn>
              <mi>p</mi>
            </msup>
          </mrow>
        </mfenced>
        <mo stretchy="false">≥</mo>
        <mi>p</mi>
      </mrow>
    </mrow>
    <annotation encoding="StarMath 5.0">abs {0^p 1^p 0^p } ge p</annotation>
  </semantics>
</math>
</file>

<file path=Object 141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</mrow>
    <annotation encoding="StarMath 5.0">0^p 1^p 0^p</annotation>
  </semantics>
</math>
</file>

<file path=Object 142/content.xml><?xml version="1.0" encoding="utf-8"?>
<math xmlns="http://www.w3.org/1998/Math/MathML">
  <semantics>
    <mrow>
      <msup>
        <mn>0</mn>
        <mi>p</mi>
      </msup>
      <msup>
        <mn>1</mn>
        <mi>p</mi>
      </msup>
      <mrow>
        <msup>
          <mn>0</mn>
          <mi>p</mi>
        </msup>
        <mo stretchy="false">∈</mo>
        <mi>H</mi>
      </mrow>
    </mrow>
    <annotation encoding="StarMath 5.0">0^p 1^p 0^p in H</annotation>
  </semantics>
</math>
</file>

<file path=Object 143/content.xml><?xml version="1.0" encoding="utf-8"?>
<math xmlns="http://www.w3.org/1998/Math/MathML">
  <semantics>
    <mrow>
      <msup>
        <mn>0</mn>
        <mi>p</mi>
      </msup>
      <msup>
        <mn>1</mn>
        <mi>p</mi>
      </msup>
    </mrow>
    <annotation encoding="StarMath 5.0">0^p 1^p</annotation>
  </semantics>
</math>
</file>

<file path=Object 144/content.xml><?xml version="1.0" encoding="utf-8"?>
<math xmlns="http://www.w3.org/1998/Math/MathML">
  <semantics>
    <mrow>
      <msup>
        <mn>0</mn>
        <mi>p</mi>
      </msup>
    </mrow>
    <annotation encoding="StarMath 5.0">0^p</annotation>
  </semantics>
</math>
</file>

<file path=Object 145/content.xml><?xml version="1.0" encoding="utf-8"?>
<math xmlns="http://www.w3.org/1998/Math/MathML">
  <semantics>
    <mrow>
      <msup>
        <mn>1</mn>
        <mi>p</mi>
      </msup>
    </mrow>
    <annotation encoding="StarMath 5.0">1^p</annotation>
  </semantics>
</math>
</file>

<file path=Object 146/content.xml><?xml version="1.0" encoding="utf-8"?>
<math xmlns="http://www.w3.org/1998/Math/MathML">
  <semantics>
    <mrow>
      <mrow>
        <mi>n</mi>
        <mo stretchy="false">≥</mo>
        <mi>m</mi>
      </mrow>
    </mrow>
    <annotation encoding="StarMath 5.0">n ge m</annotation>
  </semantics>
</math>
</file>

<file path=Object 147/content.xml><?xml version="1.0" encoding="utf-8"?>
<math xmlns="http://www.w3.org/1998/Math/MathML">
  <semantics>
    <mrow>
      <msup>
        <mi mathvariant="italic">uv</mi>
        <mn>0</mn>
      </msup>
      <msup>
        <mi mathvariant="italic">xy</mi>
        <mn>0</mn>
      </msup>
      <mrow>
        <mi>z</mi>
        <mo stretchy="false">∉</mo>
        <mi>H</mi>
      </mrow>
    </mrow>
    <annotation encoding="StarMath 5.0">uv^0 xy^0 z notin H</annotation>
  </semantics>
</math>
</file>

<file path=Object 148/content.xml><?xml version="1.0" encoding="utf-8"?>
<math xmlns="http://www.w3.org/1998/Math/MathML">
  <semantics>
    <mrow>
      <mi mathvariant="italic">vxy</mi>
    </mrow>
    <annotation encoding="StarMath 5.0">vxy</annotation>
  </semantics>
</math>
</file>

<file path=Object 149/content.xml><?xml version="1.0" encoding="utf-8"?>
<math xmlns="http://www.w3.org/1998/Math/MathML">
  <semantics>
    <mrow>
      <mrow>
        <mi>n</mi>
        <mo stretchy="false">≤</mo>
        <mi>p</mi>
      </mrow>
    </mrow>
    <annotation encoding="StarMath 5.0">n le p</annotation>
  </semantics>
</math>
</file>

<file path=Object 15/content.xml><?xml version="1.0" encoding="utf-8"?>
<math xmlns="http://www.w3.org/1998/Math/MathML">
  <semantics>
    <mrow>
      <mi>y</mi>
    </mrow>
    <annotation encoding="StarMath 5.0">y</annotation>
  </semantics>
</math>
</file>

<file path=Object 150/content.xml><?xml version="1.0" encoding="utf-8"?>
<math xmlns="http://www.w3.org/1998/Math/MathML">
  <semantics>
    <mrow>
      <mrow>
        <mi>m</mi>
        <mo stretchy="false">=</mo>
        <mi>p</mi>
      </mrow>
    </mrow>
    <annotation encoding="StarMath 5.0">m = p</annotation>
  </semantics>
</math>
</file>

<file path=Object 151/content.xml><?xml version="1.0" encoding="utf-8"?>
<math xmlns="http://www.w3.org/1998/Math/MathML">
  <semantics>
    <mrow>
      <msup>
        <mn>0</mn>
        <mi>p</mi>
      </msup>
      <msup>
        <mn>1</mn>
        <mi>p</mi>
      </msup>
      <mtext>#</mtext>
      <msup>
        <mn>0</mn>
        <mi>p</mi>
      </msup>
      <mrow>
        <msup>
          <mn>1</mn>
          <mi>p</mi>
        </msup>
        <mo stretchy="false">∈</mo>
        <mi>G</mi>
      </mrow>
    </mrow>
    <annotation encoding="StarMath 5.0">0 ^ p 1^ p "#" 0 ^ p 1^p in G</annotation>
  </semantics>
</math>
</file>

<file path=Object 152/content.xml><?xml version="1.0" encoding="utf-8"?>
<math xmlns="http://www.w3.org/1998/Math/MathML">
  <semantics>
    <mrow>
      <msup>
        <mn>0</mn>
        <mi>p</mi>
      </msup>
      <msup>
        <mn>1</mn>
        <mi>p</mi>
      </msup>
      <mtext>#</mtext>
      <msup>
        <mn>0</mn>
        <mi>p</mi>
      </msup>
      <mrow>
        <msup>
          <mn>1</mn>
          <mi>p</mi>
        </msup>
        <mo stretchy="false">∈</mo>
        <mi>G</mi>
      </mrow>
    </mrow>
    <annotation encoding="StarMath 5.0">0 ^ p 1^ p "#" 0 ^ p 1^p in G</annotation>
  </semantics>
</math>
</file>

<file path=Object 153/content.xml><?xml version="1.0" encoding="utf-8"?>
<math xmlns="http://www.w3.org/1998/Math/MathML">
  <semantics>
    <mrow>
      <mrow>
        <mfenced open="∣" close="∣">
          <mrow>
            <msup>
              <mn>0</mn>
              <mi>p</mi>
            </msup>
            <msup>
              <mn>1</mn>
              <mi>p</mi>
            </msup>
            <mtext>#</mtext>
            <msup>
              <mn>0</mn>
              <mi>p</mi>
            </msup>
            <msup>
              <mn>1</mn>
              <mi>p</mi>
            </msup>
          </mrow>
        </mfenced>
        <mo stretchy="false">≥</mo>
        <mi>p</mi>
      </mrow>
    </mrow>
    <annotation encoding="StarMath 5.0">abs {0 ^ p 1^ p "#" 0 ^ p 1^p} ge p</annotation>
  </semantics>
</math>
</file>

<file path=Object 154/content.xml><?xml version="1.0" encoding="utf-8"?>
<math xmlns="http://www.w3.org/1998/Math/MathML">
  <semantics>
    <mrow>
      <msup>
        <mn>0</mn>
        <mi>p</mi>
      </msup>
      <msup>
        <mn>1</mn>
        <mi>p</mi>
      </msup>
      <mtext>#</mtext>
      <msup>
        <mn>0</mn>
        <mi>p</mi>
      </msup>
      <msup>
        <mn>1</mn>
        <mi>p</mi>
      </msup>
    </mrow>
    <annotation encoding="StarMath 5.0">0 ^ p 1^ p "#" 0 ^ p 1^p</annotation>
  </semantics>
</math>
</file>

<file path=Object 155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156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157/content.xml><?xml version="1.0" encoding="utf-8"?>
<math xmlns="http://www.w3.org/1998/Math/MathML">
  <semantics>
    <mrow>
      <msup>
        <mn>0</mn>
        <mi>p</mi>
      </msup>
      <msup>
        <mn>1</mn>
        <mi>p</mi>
      </msup>
      <mtext>#</mtext>
      <msup>
        <mn>0</mn>
        <mi>p</mi>
      </msup>
      <msup>
        <mn>1</mn>
        <mi>p</mi>
      </msup>
    </mrow>
    <annotation encoding="StarMath 5.0">0 ^ p 1^ p "#" 0 ^ p 1^p</annotation>
  </semantics>
</math>
</file>

<file path=Object 158/content.xml><?xml version="1.0" encoding="utf-8"?>
<math xmlns="http://www.w3.org/1998/Math/MathML">
  <semantics>
    <mrow>
      <mi mathvariant="italic">vxy</mi>
    </mrow>
    <annotation encoding="StarMath 5.0">vxy</annotation>
  </semantics>
</math>
</file>

<file path=Object 159/content.xml><?xml version="1.0" encoding="utf-8"?>
<math xmlns="http://www.w3.org/1998/Math/MathML">
  <semantics>
    <mrow>
      <msup>
        <mn>0</mn>
        <mi>p</mi>
      </msup>
      <msup>
        <mn>1</mn>
        <mi>p</mi>
      </msup>
      <mrow>
        <msup>
          <mn>0</mn>
          <mi>p</mi>
        </msup>
        <mo stretchy="false">∈</mo>
        <mi>I</mi>
      </mrow>
    </mrow>
    <annotation encoding="StarMath 5.0">0^p 1^p 0^p in I</annotation>
  </semantics>
</math>
</file>

<file path=Object 16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abs vxy &lt;= p</annotation>
  </semantics>
</math>
</file>

<file path=Object 160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abs vxy le p</annotation>
  </semantics>
</math>
</file>

<file path=Object 161/content.xml><?xml version="1.0" encoding="utf-8"?>
<math xmlns="http://www.w3.org/1998/Math/MathML">
  <semantics>
    <mrow>
      <msup>
        <mi mathvariant="italic">uv</mi>
        <mn>2</mn>
      </msup>
      <msup>
        <mi mathvariant="italic">xy</mi>
        <mn>2</mn>
      </msup>
      <mrow>
        <mi>z</mi>
        <mo stretchy="false">∉</mo>
        <mi>G</mi>
      </mrow>
    </mrow>
    <annotation encoding="StarMath 5.0">uv^2 xy^2 z notin G</annotation>
  </semantics>
</math>
</file>

<file path=Object 162/content.xml><?xml version="1.0" encoding="utf-8"?>
<math xmlns="http://www.w3.org/1998/Math/MathML">
  <semantics>
    <mrow>
      <mrow>
        <mfenced open="∣" close="∣">
          <mrow>
            <msup>
              <mn>0</mn>
              <mi>p</mi>
            </msup>
            <msup>
              <mn>1</mn>
              <mi>p</mi>
            </msup>
            <msup>
              <mn>0</mn>
              <mi>p</mi>
            </msup>
          </mrow>
        </mfenced>
        <mo stretchy="false">≥</mo>
        <mi>p</mi>
      </mrow>
    </mrow>
    <annotation encoding="StarMath 5.0">abs {0^p 1^p 0^p } ge p</annotation>
  </semantics>
</math>
</file>

<file path=Object 163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</mrow>
    <annotation encoding="StarMath 5.0">0^p 1^p 0^p</annotation>
  </semantics>
</math>
</file>

<file path=Object 164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165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166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</mrow>
    <annotation encoding="StarMath 5.0">0^p 1^p 0^p</annotation>
  </semantics>
</math>
</file>

<file path=Object 167/content.xml><?xml version="1.0" encoding="utf-8"?>
<math xmlns="http://www.w3.org/1998/Math/MathML">
  <semantics>
    <mrow>
      <msup>
        <mn>0</mn>
        <mi>p</mi>
      </msup>
    </mrow>
    <annotation encoding="StarMath 5.0">0^p</annotation>
  </semantics>
</math>
</file>

<file path=Object 168/content.xml><?xml version="1.0" encoding="utf-8"?>
<math xmlns="http://www.w3.org/1998/Math/MathML">
  <semantics>
    <mrow>
      <msup>
        <mn>0</mn>
        <mi>p</mi>
      </msup>
    </mrow>
    <annotation encoding="StarMath 5.0">0^p</annotation>
  </semantics>
</math>
</file>

<file path=Object 169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abs vxy le p</annotation>
  </semantics>
</math>
</file>

<file path=Object 17/content.xml><?xml version="1.0" encoding="utf-8"?>
<math xmlns="http://www.w3.org/1998/Math/MathML">
  <semantics>
    <mrow>
      <mstyle mathvariant="bold">
        <mrow>
          <mrow>
            <mrow>
              <mi>B</mi>
              <mo stretchy="false">=</mo>
              <mo stretchy="false">{</mo>
            </mrow>
            <msup>
              <mi>a</mi>
              <mi>i</mi>
            </msup>
            <msup>
              <mi>b</mi>
              <mi>j</mi>
            </msup>
            <mrow>
              <mrow>
                <mrow>
                  <mrow>
                    <msup>
                      <mi>c</mi>
                      <mi>k</mi>
                    </msup>
                    <mo stretchy="false">∣</mo>
                    <mn>0</mn>
                  </mrow>
                  <mo stretchy="false">≤</mo>
                  <mi>i</mi>
                </mrow>
                <mo stretchy="false">≤</mo>
                <mi>j</mi>
              </mrow>
              <mo stretchy="false">≤</mo>
              <mi>k</mi>
            </mrow>
            <mo stretchy="false">}</mo>
          </mrow>
        </mrow>
      </mstyle>
    </mrow>
    <annotation encoding="StarMath 5.0">bold {B = \{a^i b^j c^k divides 0 le i le j le k \}}</annotation>
  </semantics>
</math>
</file>

<file path=Object 175/content.xml><?xml version="1.0" encoding="utf-8"?>
<math xmlns="http://www.w3.org/1998/Math/MathML">
  <semantics>
    <mrow>
      <msup>
        <mn>0</mn>
        <mi>p</mi>
      </msup>
      <msup>
        <mn>1</mn>
        <mi>p</mi>
      </msup>
      <mrow>
        <msup>
          <mn>0</mn>
          <mi>p</mi>
        </msup>
        <mo stretchy="false">∈</mo>
        <mi>I</mi>
      </mrow>
    </mrow>
    <annotation encoding="StarMath 5.0">0^p 1^p 0^p in I</annotation>
  </semantics>
</math>
</file>

<file path=Object 18/content.xml><?xml version="1.0" encoding="utf-8"?>
<math xmlns="http://www.w3.org/1998/Math/MathML">
  <semantics>
    <mrow>
      <mstyle mathvariant="bold">
        <mrow>
          <mrow>
            <mrow>
              <mi>C</mi>
              <mo stretchy="false">=</mo>
              <mo stretchy="false">{</mo>
            </mrow>
            <mrow>
              <mrow>
                <mi mathvariant="italic">ww</mi>
                <mo stretchy="false">∣</mo>
                <mi>w</mi>
              </mrow>
              <mo stretchy="false">∈</mo>
              <mo stretchy="false">{</mo>
            </mrow>
            <mn>0,</mn>
            <mn>1</mn>
            <mo stretchy="false">}</mo>
            <mo stretchy="false">}</mo>
          </mrow>
        </mrow>
      </mstyle>
    </mrow>
    <annotation encoding="StarMath 5.0">bold {C = \{ ww divides w in \{0, 1\}\}}</annotation>
  </semantics>
</math>
</file>

<file path=Object 19/content.xml><?xml version="1.0" encoding="utf-8"?>
<math xmlns="http://www.w3.org/1998/Math/MathML">
  <semantics>
    <mrow>
      <mstyle mathvariant="bold">
        <mrow>
          <mrow>
            <mrow>
              <mi>D</mi>
              <mo stretchy="false">=</mo>
              <mo stretchy="false">{</mo>
            </mrow>
            <msup>
              <mn>0</mn>
              <mi>n</mi>
            </msup>
            <msup>
              <mn>1</mn>
              <mi>n</mi>
            </msup>
            <msup>
              <mn>0</mn>
              <mi>n</mi>
            </msup>
            <mrow>
              <mrow>
                <msup>
                  <mn>1</mn>
                  <mi>n</mi>
                </msup>
                <mo stretchy="false">∣</mo>
                <mi>n</mi>
              </mrow>
              <mo stretchy="false">≥</mo>
              <mn>0</mn>
            </mrow>
            <mo stretchy="false">}</mo>
          </mrow>
        </mrow>
      </mstyle>
    </mrow>
    <annotation encoding="StarMath 5.0">bold {D = \{0^n 1^n 0^n  1^n divides n ge 0\}}</annotation>
  </semantics>
</math>
</file>

<file path=Object 2/content.xml><?xml version="1.0" encoding="utf-8"?>
<math xmlns="http://www.w3.org/1998/Math/MathML">
  <semantics>
    <mrow>
      <msup>
        <mi>a</mi>
        <mi>p</mi>
      </msup>
      <msup>
        <mi>b</mi>
        <mi>p</mi>
      </msup>
      <mrow>
        <msup>
          <mi>c</mi>
          <mi>p</mi>
        </msup>
        <mo stretchy="false">∈</mo>
        <mi>A</mi>
      </mrow>
    </mrow>
    <annotation encoding="StarMath 5.0">a^p b^p c^p in A</annotation>
  </semantics>
</math>
</file>

<file path=Object 20/content.xml><?xml version="1.0" encoding="utf-8"?>
<math xmlns="http://www.w3.org/1998/Math/MathML">
  <semantics>
    <mrow>
      <mstyle mathvariant="bold">
        <mrow>
          <mrow>
            <mrow>
              <mi>E</mi>
              <mo stretchy="false">=</mo>
              <mo stretchy="false">{</mo>
            </mrow>
            <msup>
              <mn>0</mn>
              <mi>n</mi>
            </msup>
            <mtext>#</mtext>
            <msup>
              <mn>0</mn>
              <mn>2n</mn>
            </msup>
            <mtext>#</mtext>
            <mrow>
              <mrow>
                <msup>
                  <mn>0</mn>
                  <mn>3n</mn>
                </msup>
                <mo stretchy="false">∣</mo>
                <mi>n</mi>
              </mrow>
              <mo stretchy="false">≥</mo>
              <mn>0</mn>
            </mrow>
            <mo stretchy="false">}</mo>
          </mrow>
        </mrow>
      </mstyle>
    </mrow>
    <annotation encoding="StarMath 5.0">bold {E = \{0^n "#" 0^2n "#" 0^3n divides n ge 0\}}</annotation>
  </semantics>
</math>
</file>

<file path=Object 21/content.xml><?xml version="1.0" encoding="utf-8"?>
<math xmlns="http://www.w3.org/1998/Math/MathML">
  <semantics>
    <mrow>
      <mstyle mathvariant="bold">
        <mrow>
          <mrow>
            <mrow>
              <mi>F</mi>
              <mo stretchy="false">=</mo>
              <mo stretchy="false">{</mo>
            </mrow>
            <mi>w</mi>
            <mtext>#</mtext>
            <mrow>
              <mi>t</mi>
              <mo stretchy="false">∣</mo>
              <mi>w</mi>
            </mrow>
            <mi mathvariant="italic">is</mi>
            <mi>a</mi>
            <mi mathvariant="italic">substring</mi>
            <mi mathvariant="italic">of</mi>
            <mi>t</mi>
            <mi>,</mi>
            <mi mathvariant="italic">where</mi>
            <mi>w</mi>
            <mi>,</mi>
            <mrow>
              <mi>t</mi>
              <mo stretchy="false">∈</mo>
              <mo stretchy="false">{</mo>
            </mrow>
            <mi>a</mi>
            <mi>,</mi>
            <mi>b</mi>
            <mo stretchy="false">}</mo>
            <mo stretchy="false">}</mo>
          </mrow>
        </mrow>
      </mstyle>
    </mrow>
    <annotation encoding="StarMath 5.0">bold {F = \{ w "#" t divides w is a substring of t, where w, t in \{a, b\}\}}</annotation>
  </semantics>
</math>
</file>

<file path=Object 22/content.xml><?xml version="1.0" encoding="utf-8"?>
<math xmlns="http://www.w3.org/1998/Math/MathML">
  <semantics>
    <mrow>
      <mstyle mathvariant="bold">
        <mrow>
          <mrow>
            <mrow>
              <mi>G</mi>
              <mo stretchy="false">=</mo>
              <mo stretchy="false">{</mo>
            </mrow>
            <msub>
              <mi>t</mi>
              <mn>1</mn>
            </msub>
            <mtext>#</mtext>
            <msub>
              <mi>t</mi>
              <mn>2</mn>
            </msub>
            <mtext>#</mtext>
            <mi>…</mi>
            <mtext>#</mtext>
            <mrow>
              <msub>
                <mi>t</mi>
                <mi>k</mi>
              </msub>
              <mo stretchy="false">∣</mo>
              <mi>,</mi>
            </mrow>
            <mrow>
              <mi>k</mi>
              <mo stretchy="false">≥</mo>
              <mn>2,</mn>
            </mrow>
            <mi mathvariant="italic">each</mi>
            <mrow>
              <msub>
                <mi>t</mi>
                <mi>i</mi>
              </msub>
              <mo stretchy="false">∈</mo>
              <mo stretchy="false">{</mo>
            </mrow>
            <mn>0,</mn>
            <mn>1</mn>
            <msup>
              <mo stretchy="false">}</mo>
              <mtext>*</mtext>
            </msup>
            <mi>,</mi>
            <mstyle mathvariant="italic">
              <mrow>
                <mrow>
                  <mtext>and</mtext>
                </mrow>
              </mrow>
            </mstyle>
            <mrow>
              <msub>
                <mi>t</mi>
                <mi>i</mi>
              </msub>
              <mo stretchy="false">=</mo>
              <msub>
                <mi>t</mi>
                <mi>j</mi>
              </msub>
            </mrow>
            <mi mathvariant="italic">for</mi>
            <mi mathvariant="italic">some</mi>
            <mrow>
              <mi>i</mi>
              <mo stretchy="false">≠</mo>
              <mi>j</mi>
            </mrow>
            <mo stretchy="false">}</mo>
          </mrow>
        </mrow>
      </mstyle>
    </mrow>
    <annotation encoding="StarMath 5.0">bold {G = \{t_1 "#" t_2 "#" … "#" t_k divides, k ge 2, each t_i in \{0, 1\}^"*", italic {"and"}   t_i = t_j for some i neq j\}}</annotation>
  </semantics>
</math>
</file>

<file path=Object 23/content.xml><?xml version="1.0" encoding="utf-8"?>
<math xmlns="http://www.w3.org/1998/Math/MathML">
  <semantics>
    <mrow>
      <mstyle mathvariant="bold">
        <mrow>
          <mrow>
            <mrow>
              <mi>H</mi>
              <mo stretchy="false">=</mo>
              <mo stretchy="false">{</mo>
            </mrow>
            <msup>
              <mn>0</mn>
              <mi>n</mi>
            </msup>
            <msup>
              <mn>1</mn>
              <mi>n</mi>
            </msup>
            <mrow>
              <mrow>
                <mrow>
                  <msup>
                    <mn>0</mn>
                    <mi>m</mi>
                  </msup>
                  <mo stretchy="false">∣</mo>
                  <mn>0</mn>
                </mrow>
                <mo stretchy="false">≤</mo>
                <mi>m</mi>
              </mrow>
              <mo stretchy="false">≤</mo>
              <mi>n</mi>
            </mrow>
            <mo stretchy="false">}</mo>
          </mrow>
        </mrow>
      </mstyle>
    </mrow>
    <annotation encoding="StarMath 5.0">bold {H = \{ 0^n 1^n 0^m divides 0 le m le n \}}</annotation>
  </semantics>
</math>
</file>

<file path=Object 24/content.xml><?xml version="1.0" encoding="utf-8"?>
<math xmlns="http://www.w3.org/1998/Math/MathML">
  <semantics>
    <mrow>
      <mstyle mathvariant="bold">
        <mrow>
          <mrow>
            <mrow>
              <mi>I</mi>
              <mo stretchy="false">=</mo>
              <mo stretchy="false">{</mo>
            </mrow>
            <mi mathvariant="italic">wt</mi>
            <mrow>
              <msup>
                <mi>w</mi>
                <mi>R</mi>
              </msup>
              <mo stretchy="false">∣</mo>
              <mi>w</mi>
            </mrow>
            <mi>,</mi>
            <mrow>
              <mi>t</mi>
              <mo stretchy="false">∈</mo>
              <mo stretchy="false">{</mo>
            </mrow>
            <mn>0,</mn>
            <mn>1</mn>
            <msup>
              <mo stretchy="false">}</mo>
              <mtext>*</mtext>
            </msup>
            <mrow>
              <mrow>
                <mrow>
                  <mrow>
                    <mstyle mathvariant="italic">
                      <mrow>
                        <mtext>and</mtext>
                      </mrow>
                    </mstyle>
                    <mo stretchy="false">∣</mo>
                    <mi>w</mi>
                  </mrow>
                  <mo stretchy="false">∣</mo>
                  <mtext>=</mtext>
                </mrow>
                <mo stretchy="false">∣</mo>
                <mi>t</mi>
              </mrow>
              <mo stretchy="false">∣</mo>
              <mo stretchy="false">}</mo>
            </mrow>
          </mrow>
        </mrow>
      </mstyle>
    </mrow>
    <annotation encoding="StarMath 5.0">bold { I = \{ wt w^R divides w, t in \{0, 1\}^"*" italic "and" divides w divides "=" divides t divides\} }</annotation>
  </semantics>
</math>
</file>

<file path=Object 25/content.xml><?xml version="1.0" encoding="utf-8"?>
<math xmlns="http://www.w3.org/1998/Math/MathML">
  <semantics>
    <mrow>
      <msup>
        <mi>a</mi>
        <mi>p</mi>
      </msup>
      <msup>
        <mi>b</mi>
        <mi>p</mi>
      </msup>
      <mrow>
        <msup>
          <mi>c</mi>
          <mi>p</mi>
        </msup>
        <mo stretchy="false">∈</mo>
        <mi>B</mi>
      </mrow>
    </mrow>
    <annotation encoding="StarMath 5.0">a^p b^p c^p in B</annotation>
  </semantics>
</math>
</file>

<file path=Object 26/content.xml><?xml version="1.0" encoding="utf-8"?>
<math xmlns="http://www.w3.org/1998/Math/MathML">
  <semantics>
    <mrow>
      <msup>
        <mi>a</mi>
        <mi>p</mi>
      </msup>
      <msup>
        <mi>b</mi>
        <mi>p</mi>
      </msup>
      <mrow>
        <msup>
          <mi>c</mi>
          <mi>p</mi>
        </msup>
        <mo stretchy="false">∈</mo>
        <mi>B</mi>
      </mrow>
    </mrow>
    <annotation encoding="StarMath 5.0">a^p b^p c^p in B</annotation>
  </semantics>
</math>
</file>

<file path=Object 27/content.xml><?xml version="1.0" encoding="utf-8"?>
<math xmlns="http://www.w3.org/1998/Math/MathML">
  <semantics>
    <mrow>
      <msup>
        <mi mathvariant="italic">uv</mi>
        <mn>0</mn>
      </msup>
      <msup>
        <mi mathvariant="italic">xy</mi>
        <mn>0</mn>
      </msup>
      <mi>z</mi>
    </mrow>
    <annotation encoding="StarMath 5.0">uv^0 xy^0 z</annotation>
  </semantics>
</math>
</file>

<file path=Object 28/content.xml><?xml version="1.0" encoding="utf-8"?>
<math xmlns="http://www.w3.org/1998/Math/MathML">
  <semantics>
    <mrow>
      <msup>
        <mi>a</mi>
        <mi>p</mi>
      </msup>
      <msup>
        <mi>b</mi>
        <mi>p</mi>
      </msup>
      <msup>
        <mi>c</mi>
        <mi>p</mi>
      </msup>
    </mrow>
    <annotation encoding="StarMath 5.0">a^p b^p c^p</annotation>
  </semantics>
</math>
</file>

<file path=Object 29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3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30/content.xml><?xml version="1.0" encoding="utf-8"?>
<math xmlns="http://www.w3.org/1998/Math/MathML">
  <semantics>
    <mrow>
      <msup>
        <mi>a</mi>
        <mi>p</mi>
      </msup>
      <msup>
        <mi>b</mi>
        <mi>p</mi>
      </msup>
      <msup>
        <mi>c</mi>
        <mi>p</mi>
      </msup>
    </mrow>
    <annotation encoding="StarMath 5.0">a^p b^p c^p</annotation>
  </semantics>
</math>
</file>

<file path=Object 31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32/content.xml><?xml version="1.0" encoding="utf-8"?>
<math xmlns="http://www.w3.org/1998/Math/MathML">
  <semantics>
    <mrow>
      <msup>
        <mi>a</mi>
        <mi>p</mi>
      </msup>
    </mrow>
    <annotation encoding="StarMath 5.0">a^p</annotation>
  </semantics>
</math>
</file>

<file path=Object 33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34/content.xml><?xml version="1.0" encoding="utf-8"?>
<math xmlns="http://www.w3.org/1998/Math/MathML">
  <semantics>
    <mrow>
      <msup>
        <mi>b</mi>
        <mi>p</mi>
      </msup>
    </mrow>
    <annotation encoding="StarMath 5.0">b^p</annotation>
  </semantics>
</math>
</file>

<file path=Object 35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36/content.xml><?xml version="1.0" encoding="utf-8"?>
<math xmlns="http://www.w3.org/1998/Math/MathML">
  <semantics>
    <mrow>
      <msup>
        <mi mathvariant="italic">uv</mi>
        <mn>0</mn>
      </msup>
      <msup>
        <mi mathvariant="italic">xy</mi>
        <mn>0</mn>
      </msup>
      <mi>z</mi>
    </mrow>
    <annotation encoding="StarMath 5.0">uv^0 xy^0 z</annotation>
  </semantics>
</math>
</file>

<file path=Object 37/content.xml><?xml version="1.0" encoding="utf-8"?>
<math xmlns="http://www.w3.org/1998/Math/MathML">
  <semantics>
    <mrow>
      <msup>
        <mi>c</mi>
        <mi>p</mi>
      </msup>
    </mrow>
    <annotation encoding="StarMath 5.0">c^p</annotation>
  </semantics>
</math>
</file>

<file path=Object 38/content.xml><?xml version="1.0" encoding="utf-8"?>
<math xmlns="http://www.w3.org/1998/Math/MathML">
  <semantics>
    <mrow>
      <msup>
        <mi mathvariant="italic">uv</mi>
        <mn>0</mn>
      </msup>
      <msup>
        <mi mathvariant="italic">xy</mi>
        <mn>0</mn>
      </msup>
      <mi>z</mi>
    </mrow>
    <annotation encoding="StarMath 5.0">uv^0 xy^0 z</annotation>
  </semantics>
</math>
</file>

<file path=Object 39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4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40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41/content.xml><?xml version="1.0" encoding="utf-8"?>
<math xmlns="http://www.w3.org/1998/Math/MathML">
  <semantics>
    <mrow>
      <msup>
        <mi mathvariant="italic">uv</mi>
        <mn>0</mn>
      </msup>
      <msup>
        <mi mathvariant="italic">xy</mi>
        <mn>0</mn>
      </msup>
      <mi>z</mi>
    </mrow>
    <annotation encoding="StarMath 5.0">uv^0 xy^0 z</annotation>
  </semantics>
</math>
</file>

<file path=Object 42/content.xml><?xml version="1.0" encoding="utf-8"?>
<math xmlns="http://www.w3.org/1998/Math/MathML">
  <semantics>
    <mrow>
      <msup>
        <mi mathvariant="italic">uv</mi>
        <mn>0</mn>
      </msup>
      <msup>
        <mi mathvariant="italic">xy</mi>
        <mn>0</mn>
      </msup>
      <mi>z</mi>
    </mrow>
    <annotation encoding="StarMath 5.0">uv^0 xy^0 z</annotation>
  </semantics>
</math>
</file>

<file path=Object 43/content.xml><?xml version="1.0" encoding="utf-8"?>
<math xmlns="http://www.w3.org/1998/Math/MathML">
  <semantics>
    <mrow>
      <msup>
        <mi>a</mi>
        <mi>p</mi>
      </msup>
    </mrow>
    <annotation encoding="StarMath 5.0">a^p</annotation>
  </semantics>
</math>
</file>

<file path=Object 44/content.xml><?xml version="1.0" encoding="utf-8"?>
<math xmlns="http://www.w3.org/1998/Math/MathML">
  <semantics>
    <mrow>
      <msup>
        <mi>b</mi>
        <mi>p</mi>
      </msup>
    </mrow>
    <annotation encoding="StarMath 5.0">b^p</annotation>
  </semantics>
</math>
</file>

<file path=Object 45/content.xml><?xml version="1.0" encoding="utf-8"?>
<math xmlns="http://www.w3.org/1998/Math/MathML">
  <semantics>
    <mrow>
      <msup>
        <mi>c</mi>
        <mi>p</mi>
      </msup>
    </mrow>
    <annotation encoding="StarMath 5.0">c^p</annotation>
  </semantics>
</math>
</file>

<file path=Object 46/content.xml><?xml version="1.0" encoding="utf-8"?>
<math xmlns="http://www.w3.org/1998/Math/MathML">
  <semantics>
    <mrow>
      <msup>
        <mi>a</mi>
        <mi>p</mi>
      </msup>
    </mrow>
    <annotation encoding="StarMath 5.0">a^p</annotation>
  </semantics>
</math>
</file>

<file path=Object 47/content.xml><?xml version="1.0" encoding="utf-8"?>
<math xmlns="http://www.w3.org/1998/Math/MathML">
  <semantics>
    <mrow>
      <msup>
        <mi>b</mi>
        <mi>p</mi>
      </msup>
    </mrow>
    <annotation encoding="StarMath 5.0">b^p</annotation>
  </semantics>
</math>
</file>

<file path=Object 48/content.xml><?xml version="1.0" encoding="utf-8"?>
<math xmlns="http://www.w3.org/1998/Math/MathML">
  <semantics>
    <mrow>
      <msup>
        <mi>a</mi>
        <mi>p</mi>
      </msup>
      <msup>
        <mi>b</mi>
        <mi>p</mi>
      </msup>
    </mrow>
    <annotation encoding="StarMath 5.0">a^p b^p</annotation>
  </semantics>
</math>
</file>

<file path=Object 49/content.xml><?xml version="1.0" encoding="utf-8"?>
<math xmlns="http://www.w3.org/1998/Math/MathML">
  <semantics>
    <mrow>
      <msup>
        <mi>a</mi>
        <mi>p</mi>
      </msup>
      <msup>
        <mi>b</mi>
        <mi>p</mi>
      </msup>
    </mrow>
    <annotation encoding="StarMath 5.0">a^p b^p</annotation>
  </semantics>
</math>
</file>

<file path=Object 5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50/content.xml><?xml version="1.0" encoding="utf-8"?>
<math xmlns="http://www.w3.org/1998/Math/MathML">
  <semantics>
    <mrow>
      <msup>
        <mi>b</mi>
        <mi>p</mi>
      </msup>
    </mrow>
    <annotation encoding="StarMath 5.0">b^p</annotation>
  </semantics>
</math>
</file>

<file path=Object 51/content.xml><?xml version="1.0" encoding="utf-8"?>
<math xmlns="http://www.w3.org/1998/Math/MathML">
  <semantics>
    <mrow>
      <msup>
        <mi>a</mi>
        <mi>p</mi>
      </msup>
    </mrow>
    <annotation encoding="StarMath 5.0">a^p</annotation>
  </semantics>
</math>
</file>

<file path=Object 52/content.xml><?xml version="1.0" encoding="utf-8"?>
<math xmlns="http://www.w3.org/1998/Math/MathML">
  <semantics>
    <mrow>
      <msup>
        <mi>a</mi>
        <mi>p</mi>
      </msup>
      <msup>
        <mi>b</mi>
        <mi>p</mi>
      </msup>
    </mrow>
    <annotation encoding="StarMath 5.0">a^p b^p</annotation>
  </semantics>
</math>
</file>

<file path=Object 53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54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55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56/content.xml><?xml version="1.0" encoding="utf-8"?>
<math xmlns="http://www.w3.org/1998/Math/MathML">
  <semantics>
    <mrow>
      <msup>
        <mi>b</mi>
        <mi>p</mi>
      </msup>
      <msup>
        <mi>c</mi>
        <mi>p</mi>
      </msup>
    </mrow>
    <annotation encoding="StarMath 5.0">b^p c^p</annotation>
  </semantics>
</math>
</file>

<file path=Object 57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58/content.xml><?xml version="1.0" encoding="utf-8"?>
<math xmlns="http://www.w3.org/1998/Math/MathML">
  <semantics>
    <mrow>
      <msup>
        <mi>b</mi>
        <mi>p</mi>
      </msup>
    </mrow>
    <annotation encoding="StarMath 5.0">b^p</annotation>
  </semantics>
</math>
</file>

<file path=Object 59/content.xml><?xml version="1.0" encoding="utf-8"?>
<math xmlns="http://www.w3.org/1998/Math/MathML">
  <semantics>
    <mrow>
      <msup>
        <mi>c</mi>
        <mi>p</mi>
      </msup>
    </mrow>
    <annotation encoding="StarMath 5.0">c^p</annotation>
  </semantics>
</math>
</file>

<file path=Object 6/content.xml><?xml version="1.0" encoding="utf-8"?>
<math xmlns="http://www.w3.org/1998/Math/MathML">
  <semantics>
    <mrow>
      <msup>
        <mi>a</mi>
        <mi>p</mi>
      </msup>
      <msup>
        <mi>b</mi>
        <mi>p</mi>
      </msup>
      <msup>
        <mi>c</mi>
        <mi>p</mi>
      </msup>
    </mrow>
    <annotation encoding="StarMath 5.0">a^p b^p c^p</annotation>
  </semantics>
</math>
</file>

<file path=Object 60/content.xml><?xml version="1.0" encoding="utf-8"?>
<math xmlns="http://www.w3.org/1998/Math/MathML">
  <semantics>
    <mrow>
      <msup>
        <mi mathvariant="italic">uv</mi>
        <mn>0</mn>
      </msup>
      <msup>
        <mi mathvariant="italic">xy</mi>
        <mn>0</mn>
      </msup>
      <mi>z</mi>
    </mrow>
    <annotation encoding="StarMath 5.0">uv^0 xy^0 z</annotation>
  </semantics>
</math>
</file>

<file path=Object 61/content.xml><?xml version="1.0" encoding="utf-8"?>
<math xmlns="http://www.w3.org/1998/Math/MathML">
  <semantics>
    <mrow>
      <msup>
        <mi>b</mi>
        <mi>p</mi>
      </msup>
      <msup>
        <mi>c</mi>
        <mi>p</mi>
      </msup>
    </mrow>
    <annotation encoding="StarMath 5.0">b^p c^p</annotation>
  </semantics>
</math>
</file>

<file path=Object 62/content.xml><?xml version="1.0" encoding="utf-8"?>
<math xmlns="http://www.w3.org/1998/Math/MathML">
  <semantics>
    <mrow>
      <msup>
        <mi>c</mi>
        <mi>p</mi>
      </msup>
    </mrow>
    <annotation encoding="StarMath 5.0">c^p</annotation>
  </semantics>
</math>
</file>

<file path=Object 63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64/content.xml><?xml version="1.0" encoding="utf-8"?>
<math xmlns="http://www.w3.org/1998/Math/MathML">
  <semantics>
    <mrow>
      <msup>
        <mi>b</mi>
        <mi>p</mi>
      </msup>
    </mrow>
    <annotation encoding="StarMath 5.0">b^p</annotation>
  </semantics>
</math>
</file>

<file path=Object 65/content.xml><?xml version="1.0" encoding="utf-8"?>
<math xmlns="http://www.w3.org/1998/Math/MathML">
  <semantics>
    <mrow>
      <msup>
        <mi>b</mi>
        <mi>p</mi>
      </msup>
      <msup>
        <mi>c</mi>
        <mi>p</mi>
      </msup>
    </mrow>
    <annotation encoding="StarMath 5.0">b^p c^p</annotation>
  </semantics>
</math>
</file>

<file path=Object 66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67/content.xml><?xml version="1.0" encoding="utf-8"?>
<math xmlns="http://www.w3.org/1998/Math/MathML">
  <semantics>
    <mrow>
      <msup>
        <mi>a</mi>
        <mi>p</mi>
      </msup>
      <msup>
        <mi>b</mi>
        <mi>p</mi>
      </msup>
    </mrow>
    <annotation encoding="StarMath 5.0">a^p b^p</annotation>
  </semantics>
</math>
</file>

<file path=Object 68/content.xml><?xml version="1.0" encoding="utf-8"?>
<math xmlns="http://www.w3.org/1998/Math/MathML">
  <semantics>
    <mrow>
      <mrow>
        <mfenced open="∣" close="∣">
          <mrow>
            <msup>
              <mi>a</mi>
              <mi>p</mi>
            </msup>
            <msup>
              <mi>b</mi>
              <mi>p</mi>
            </msup>
            <msup>
              <mi>c</mi>
              <mi>p</mi>
            </msup>
          </mrow>
        </mfenced>
        <mo stretchy="false">≥</mo>
        <mi>p</mi>
      </mrow>
    </mrow>
    <annotation encoding="StarMath 5.0">abs {a^p b^p c^p } ge p</annotation>
  </semantics>
</math>
</file>

<file path=Object 69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7/content.xml><?xml version="1.0" encoding="utf-8"?>
<math xmlns="http://www.w3.org/1998/Math/MathML">
  <semantics>
    <mrow>
      <mi mathvariant="italic">vxy</mi>
    </mrow>
    <annotation encoding="StarMath 5.0">vxy</annotation>
  </semantics>
</math>
</file>

<file path=Object 70/content.xml><?xml version="1.0" encoding="utf-8"?>
<math xmlns="http://www.w3.org/1998/Math/MathML">
  <semantics>
    <mrow>
      <msup>
        <mi>a</mi>
        <mi>p</mi>
      </msup>
    </mrow>
    <annotation encoding="StarMath 5.0">a^p</annotation>
  </semantics>
</math>
</file>

<file path=Object 71/content.xml><?xml version="1.0" encoding="utf-8"?>
<math xmlns="http://www.w3.org/1998/Math/MathML">
  <semantics>
    <mrow>
      <msup>
        <mi>b</mi>
        <mi>p</mi>
      </msup>
    </mrow>
    <annotation encoding="StarMath 5.0">b^p</annotation>
  </semantics>
</math>
</file>

<file path=Object 72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73/content.xml><?xml version="1.0" encoding="utf-8"?>
<math xmlns="http://www.w3.org/1998/Math/MathML">
  <semantics>
    <mrow>
      <msup>
        <mi>a</mi>
        <mi>p</mi>
      </msup>
      <msup>
        <mi>b</mi>
        <mi>p</mi>
      </msup>
    </mrow>
    <annotation encoding="StarMath 5.0">a^p b^p</annotation>
  </semantics>
</math>
</file>

<file path=Object 74/content.xml><?xml version="1.0" encoding="utf-8"?>
<math xmlns="http://www.w3.org/1998/Math/MathML">
  <semantics>
    <mrow>
      <msup>
        <mi>b</mi>
        <mi>p</mi>
      </msup>
    </mrow>
    <annotation encoding="StarMath 5.0">b^p</annotation>
  </semantics>
</math>
</file>

<file path=Object 75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76/content.xml><?xml version="1.0" encoding="utf-8"?>
<math xmlns="http://www.w3.org/1998/Math/MathML">
  <semantics>
    <mrow>
      <msup>
        <mi>a</mi>
        <mi>p</mi>
      </msup>
    </mrow>
    <annotation encoding="StarMath 5.0">a^p</annotation>
  </semantics>
</math>
</file>

<file path=Object 77/content.xml><?xml version="1.0" encoding="utf-8"?>
<math xmlns="http://www.w3.org/1998/Math/MathML">
  <semantics>
    <mrow>
      <msup>
        <mi>a</mi>
        <mi>p</mi>
      </msup>
      <msup>
        <mi>b</mi>
        <mi>p</mi>
      </msup>
    </mrow>
    <annotation encoding="StarMath 5.0">a^p b^p</annotation>
  </semantics>
</math>
</file>

<file path=Object 78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79/content.xml><?xml version="1.0" encoding="utf-8"?>
<math xmlns="http://www.w3.org/1998/Math/MathML">
  <semantics>
    <mrow>
      <msup>
        <mi>b</mi>
        <mi>p</mi>
      </msup>
      <msup>
        <mi>c</mi>
        <mi>p</mi>
      </msup>
    </mrow>
    <annotation encoding="StarMath 5.0">b^p c^p</annotation>
  </semantics>
</math>
</file>

<file path=Object 8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80/content.xml><?xml version="1.0" encoding="utf-8"?>
<math xmlns="http://www.w3.org/1998/Math/MathML">
  <semantics>
    <mrow>
      <msup>
        <mi>b</mi>
        <mi>p</mi>
      </msup>
    </mrow>
    <annotation encoding="StarMath 5.0">b^p</annotation>
  </semantics>
</math>
</file>

<file path=Object 81/content.xml><?xml version="1.0" encoding="utf-8"?>
<math xmlns="http://www.w3.org/1998/Math/MathML">
  <semantics>
    <mrow>
      <msup>
        <mi>c</mi>
        <mi>p</mi>
      </msup>
    </mrow>
    <annotation encoding="StarMath 5.0">c^p</annotation>
  </semantics>
</math>
</file>

<file path=Object 82/content.xml><?xml version="1.0" encoding="utf-8"?>
<math xmlns="http://www.w3.org/1998/Math/MathML">
  <semantics>
    <mrow>
      <msup>
        <mi>a</mi>
        <mi>p</mi>
      </msup>
      <msup>
        <mi>b</mi>
        <mi>p</mi>
      </msup>
      <mrow>
        <msup>
          <mi>c</mi>
          <mi>p</mi>
        </msup>
        <mo stretchy="false">∈</mo>
        <mi>A</mi>
      </mrow>
    </mrow>
    <annotation encoding="StarMath 5.0">a^p b^p c^p in A</annotation>
  </semantics>
</math>
</file>

<file path=Object 83/content.xml><?xml version="1.0" encoding="utf-8"?>
<math xmlns="http://www.w3.org/1998/Math/MathML">
  <semantics>
    <mrow>
      <msup>
        <mi>b</mi>
        <mi>p</mi>
      </msup>
      <msup>
        <mi>c</mi>
        <mi>p</mi>
      </msup>
    </mrow>
    <annotation encoding="StarMath 5.0">b^p c^p</annotation>
  </semantics>
</math>
</file>

<file path=Object 84/content.xml><?xml version="1.0" encoding="utf-8"?>
<math xmlns="http://www.w3.org/1998/Math/MathML">
  <semantics>
    <mrow>
      <msup>
        <mi>c</mi>
        <mi>p</mi>
      </msup>
    </mrow>
    <annotation encoding="StarMath 5.0">c^p</annotation>
  </semantics>
</math>
</file>

<file path=Object 85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86/content.xml><?xml version="1.0" encoding="utf-8"?>
<math xmlns="http://www.w3.org/1998/Math/MathML">
  <semantics>
    <mrow>
      <msup>
        <mi>b</mi>
        <mi>p</mi>
      </msup>
    </mrow>
    <annotation encoding="StarMath 5.0">b^p</annotation>
  </semantics>
</math>
</file>

<file path=Object 87/content.xml><?xml version="1.0" encoding="utf-8"?>
<math xmlns="http://www.w3.org/1998/Math/MathML">
  <semantics>
    <mrow>
      <msup>
        <mi>b</mi>
        <mi>p</mi>
      </msup>
      <msup>
        <mi>c</mi>
        <mi>p</mi>
      </msup>
    </mrow>
    <annotation encoding="StarMath 5.0">b^p c^p</annotation>
  </semantics>
</math>
</file>

<file path=Object 88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89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abs vxy le p</annotation>
  </semantics>
</math>
</file>

<file path=Object 9/content.xml><?xml version="1.0" encoding="utf-8"?>
<math xmlns="http://www.w3.org/1998/Math/MathML">
  <semantics>
    <mrow>
      <msup>
        <mi mathvariant="italic">uv</mi>
        <mn>2</mn>
      </msup>
      <msup>
        <mi mathvariant="italic">xy</mi>
        <mrow>
          <mn>2</mn>
        </mrow>
      </msup>
      <mi>z</mi>
    </mrow>
    <annotation encoding="StarMath 5.0">uv^2 xy^{2}z</annotation>
  </semantics>
</math>
</file>

<file path=Object 90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  <mrow>
        <msup>
          <mn>1</mn>
          <mi>p</mi>
        </msup>
        <mo stretchy="false">∈</mo>
        <mi>C</mi>
      </mrow>
    </mrow>
    <annotation encoding="StarMath 5.0">0 ^ p 1^ p 0 ^ p 1^p in C</annotation>
  </semantics>
</math>
</file>

<file path=Object 91/content.xml><?xml version="1.0" encoding="utf-8"?>
<math xmlns="http://www.w3.org/1998/Math/MathML">
  <semantics>
    <mrow>
      <mrow>
        <mfenced open="∣" close="∣">
          <mrow>
            <msup>
              <mn>0</mn>
              <mi>p</mi>
            </msup>
            <msup>
              <mn>1</mn>
              <mi>p</mi>
            </msup>
            <msup>
              <mn>0</mn>
              <mi>p</mi>
            </msup>
            <msup>
              <mn>1</mn>
              <mi>p</mi>
            </msup>
          </mrow>
        </mfenced>
        <mo stretchy="false">≥</mo>
        <mi>p</mi>
      </mrow>
    </mrow>
    <annotation encoding="StarMath 5.0">abs {0 ^ p 1^ p 0 ^ p 1^p} ge p</annotation>
  </semantics>
</math>
</file>

<file path=Object 92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  <msup>
        <mn>1</mn>
        <mi>p</mi>
      </msup>
    </mrow>
    <annotation encoding="StarMath 5.0">0 ^ p 1^ p 0 ^ p 1^p</annotation>
  </semantics>
</math>
</file>

<file path=Object 93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i>z</mi>
    </mrow>
    <annotation encoding="StarMath 5.0">uv^i xy^i z</annotation>
  </semantics>
</math>
</file>

<file path=Object 94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  <msup>
        <mn>1</mn>
        <mi>p</mi>
      </msup>
    </mrow>
    <annotation encoding="StarMath 5.0">0 ^ p 1^ p 0 ^ p 1^p</annotation>
  </semantics>
</math>
</file>

<file path=Object 95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  <msup>
        <mn>1</mn>
        <mi>p</mi>
      </msup>
    </mrow>
    <annotation encoding="StarMath 5.0">0 ^ p 1^ p 0 ^ p 1^p</annotation>
  </semantics>
</math>
</file>

<file path=Object 96/content.xml><?xml version="1.0" encoding="utf-8"?>
<math xmlns="http://www.w3.org/1998/Math/MathML">
  <semantics>
    <mrow>
      <msup>
        <mi mathvariant="italic">uv</mi>
        <mn>2</mn>
      </msup>
      <msup>
        <mi mathvariant="italic">xy</mi>
        <mn>2</mn>
      </msup>
      <mrow>
        <mi>z</mi>
        <mo stretchy="false">∉</mo>
        <mi>C</mi>
      </mrow>
    </mrow>
    <annotation encoding="StarMath 5.0">uv^2 xy^2 z notin C</annotation>
  </semantics>
</math>
</file>

<file path=Object 97/content.xml><?xml version="1.0" encoding="utf-8"?>
<math xmlns="http://www.w3.org/1998/Math/MathML">
  <semantics>
    <mrow>
      <msup>
        <mn>0</mn>
        <mi>p</mi>
      </msup>
      <msup>
        <mn>1</mn>
        <mi>p</mi>
      </msup>
      <msup>
        <mn>0</mn>
        <mi>p</mi>
      </msup>
      <mrow>
        <msup>
          <mn>1</mn>
          <mi>p</mi>
        </msup>
        <mo stretchy="false">∈</mo>
        <mi>C</mi>
      </mrow>
    </mrow>
    <annotation encoding="StarMath 5.0">0 ^ p 1^ p 0 ^ p 1^p in C</annotation>
  </semantics>
</math>
</file>

<file path=Object 98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99/content.xml><?xml version="1.0" encoding="utf-8"?>
<math xmlns="http://www.w3.org/1998/Math/MathML">
  <semantics>
    <mrow>
      <mi mathvariant="italic">vxy</mi>
    </mrow>
    <annotation encoding="StarMath 5.0">vxy</annotation>
  </semantics>
</math>
</file>